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svg:font-family="Segoe UI" style:font-family-generic="swiss" style:font-pitch="variable" svg:panose-1="2 11 5 2 4 2 4 2 2 3"/>
  </office:font-face-decls>
  <office:automatic-styles>
    <style:style style:name="P1" style:parent-style-name="Normal" style:master-page-name="MP0" style:family="paragraph">
      <style:paragraph-properties fo:break-before="page" style:vertical-align="baseline" fo:margin-bottom="0in" fo:line-height="100%"/>
      <style:text-properties style:font-name="Aptos Display" style:font-name-asian="Times New Roman" style:font-name-complex="Segoe UI" fo:color="#0F4761" style:letter-kerning="false" fo:font-size="16pt" style:font-size-asian="16pt" style:font-size-complex="16pt" fo:language="pt" fo:country="PT"/>
    </style:style>
    <style:style style:name="P2" style:parent-style-name="Normal" style:family="paragraph">
      <style:paragraph-properties style:vertical-align="baseline" fo:margin-bottom="0in" fo:line-height="100%"/>
    </style:style>
    <style:style style:name="T3" style:parent-style-name="DefaultParagraphFont" style:family="text">
      <style:text-properties style:font-name-asian="Times New Roman" style:font-name-complex="Segoe UI" fo:color="#467886" style:letter-kerning="false" style:text-underline-type="single" style:text-underline-style="solid" style:text-underline-width="auto" style:text-underline-mode="continuous" fo:language="pt" fo:country="PT"/>
    </style:style>
    <style:style style:name="T4" style:parent-style-name="DefaultParagraphFont" style:family="text">
      <style:text-properties style:font-name-asian="Times New Roman" style:font-name-complex="Segoe UI" fo:color="#467886" style:letter-kerning="false" style:text-underline-type="single" style:text-underline-style="solid" style:text-underline-width="auto" style:text-underline-mode="continuous" fo:language="pt" fo:country="PT"/>
    </style:style>
    <style:style style:name="P5" style:parent-style-name="Normal" style:family="paragraph">
      <style:paragraph-properties fo:text-align="justify" style:vertical-align="baseline" fo:margin-bottom="0in" fo:line-height="100%"/>
    </style:style>
    <style:style style:name="T6" style:parent-style-name="DefaultParagraphFont" style:family="text">
      <style:text-properties style:font-name-asian="Times New Roman" style:font-name-complex="Segoe UI" style:letter-kerning="false" fo:language="pt" fo:country="PT"/>
    </style:style>
    <style:style style:name="P7" style:parent-style-name="Normal" style:family="paragraph">
      <style:paragraph-properties style:vertical-align="baseline" fo:margin-bottom="0in" fo:line-height="100%"/>
      <style:text-properties style:font-name="Aptos Display" style:font-name-asian="Times New Roman" style:font-name-complex="Segoe UI" fo:color="#0F4761" style:letter-kerning="false" fo:font-size="16pt" style:font-size-asian="16pt" style:font-size-complex="16pt" fo:language="pt" fo:country="PT"/>
    </style:style>
    <style:style style:name="P8" style:parent-style-name="Normal" style:family="paragraph">
      <style:paragraph-properties fo:text-align="justify" style:vertical-align="baseline" fo:margin-bottom="0in" fo:line-height="100%"/>
    </style:style>
    <style:style style:name="T9" style:parent-style-name="DefaultParagraphFont" style:family="text">
      <style:text-properties style:font-name="Aptos Display" style:font-name-asian="Times New Roman" style:font-name-complex="Segoe UI" style:letter-kerning="false" fo:font-size="16pt" style:font-size-asian="16pt" style:font-size-complex="16pt" fo:language="pt" fo:country="PT"/>
    </style:style>
    <style:style style:name="P10" style:parent-style-name="Normal" style:family="paragraph">
      <style:paragraph-properties style:vertical-align="baseline" fo:margin-bottom="0in" fo:line-height="100%"/>
    </style:style>
    <style:style style:name="T11" style:parent-style-name="DefaultParagraphFont" style:family="text">
      <style:text-properties style:font-name-asian="Times New Roman" style:font-name-complex="Segoe UI" style:letter-kerning="false" fo:language="pt" fo:country="PT"/>
    </style:style>
    <style:style style:name="P12"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3" style:parent-style-name="Normal" style:family="paragraph">
      <style:paragraph-properties fo:text-align="justify" style:vertical-align="baseline" fo:margin-bottom="0in" fo:line-height="100%"/>
    </style:style>
    <style:style style:name="T14" style:parent-style-name="DefaultParagraphFont" style:family="text">
      <style:text-properties style:font-name-asian="Times New Roman" style:font-name-complex="Segoe UI" style:letter-kerning="false" fo:language="pt" fo:country="PT"/>
    </style:style>
    <style:style style:name="P15"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6" style:parent-style-name="Normal" style:family="paragraph">
      <style:paragraph-properties fo:text-align="justify" style:vertical-align="baseline" fo:margin-bottom="0in" fo:line-height="100%"/>
    </style:style>
    <style:style style:name="T17" style:parent-style-name="DefaultParagraphFont" style:family="text">
      <style:text-properties style:font-name-asian="Times New Roman" style:font-name-complex="Segoe UI" style:letter-kerning="false" fo:language="pt" fo:country="PT"/>
    </style:style>
    <style:style style:name="P18"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9" style:parent-style-name="Normal" style:family="paragraph">
      <style:paragraph-properties fo:text-align="justify" style:vertical-align="baseline" fo:margin-bottom="0in" fo:line-height="100%"/>
      <style:text-properties fo:language="pt" fo:country="PT"/>
    </style:style>
    <style:style style:name="P20" style:parent-style-name="Normal" style:family="paragraph">
      <style:paragraph-properties fo:text-align="justify" style:vertical-align="baseline" fo:margin-bottom="0in" fo:line-height="100%"/>
    </style:style>
    <style:style style:name="T21" style:parent-style-name="DefaultParagraphFont" style:family="text">
      <style:text-properties style:font-name-asian="Times New Roman" style:font-name-complex="Segoe UI" style:letter-kerning="false" fo:language="pt" fo:country="PT"/>
    </style:style>
    <style:style style:name="P22"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23" style:parent-style-name="Normal" style:family="paragraph">
      <style:paragraph-properties fo:text-align="justify" style:vertical-align="baseline" fo:margin-bottom="0in" fo:line-height="100%"/>
      <style:text-properties fo:language="pt" fo:country="PT"/>
    </style:style>
    <style:style style:name="P24" style:parent-style-name="Normal" style:family="paragraph">
      <style:paragraph-properties fo:text-align="justify" style:vertical-align="baseline" fo:margin-bottom="0in" fo:line-height="100%"/>
    </style:style>
    <style:style style:name="T25" style:parent-style-name="DefaultParagraphFont" style:family="text">
      <style:text-properties style:font-name-asian="Times New Roman" style:font-name-complex="Segoe UI" style:letter-kerning="false" fo:language="pt" fo:country="PT"/>
    </style:style>
    <style:style style:name="P26"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27" style:parent-style-name="Normal" style:family="paragraph">
      <style:paragraph-properties fo:text-align="justify" style:vertical-align="baseline" fo:margin-bottom="0in" fo:line-height="100%"/>
      <style:text-properties fo:language="pt" fo:country="PT"/>
    </style:style>
    <style:style style:name="P28" style:parent-style-name="Normal" style:family="paragraph">
      <style:paragraph-properties fo:text-align="justify" style:vertical-align="baseline" fo:margin-bottom="0in" fo:line-height="100%"/>
    </style:style>
    <style:style style:name="T29" style:parent-style-name="DefaultParagraphFont" style:family="text">
      <style:text-properties style:font-name-asian="Times New Roman" style:font-name-complex="Segoe UI" style:letter-kerning="false" fo:language="es" fo:country="ES"/>
    </style:style>
    <style:style style:name="T30" style:parent-style-name="DefaultParagraphFont" style:family="text">
      <style:text-properties style:font-name-asian="Times New Roman" style:font-name-complex="Segoe UI" style:letter-kerning="false" fo:language="es" fo:country="ES"/>
    </style:style>
    <style:style style:name="P31" style:parent-style-name="Normal" style:family="paragraph">
      <style:paragraph-properties fo:text-align="justify" style:vertical-align="baseline" fo:margin-bottom="0in" fo:line-height="100%"/>
      <style:text-properties style:font-name-asian="Times New Roman" style:font-name-complex="Segoe UI" style:letter-kerning="false" fo:language="es" fo:country="ES"/>
    </style:style>
    <style:style style:name="P32" style:parent-style-name="Normal" style:family="paragraph">
      <style:paragraph-properties fo:text-align="justify" style:vertical-align="baseline" fo:margin-bottom="0in" fo:line-height="100%"/>
      <style:text-properties fo:language="es" fo:country="ES"/>
    </style:style>
    <style:style style:name="P33" style:parent-style-name="Normal" style:family="paragraph">
      <style:paragraph-properties fo:text-align="justify" style:vertical-align="baseline" fo:margin-bottom="0in" fo:line-height="100%"/>
    </style:style>
    <style:style style:name="T34" style:parent-style-name="DefaultParagraphFont" style:family="text">
      <style:text-properties style:font-name-asian="Times New Roman" style:font-name-complex="Segoe UI" style:letter-kerning="false" fo:language="es" fo:country="ES"/>
    </style:style>
    <style:style style:name="P35"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36" style:parent-style-name="Normal" style:family="paragraph">
      <style:paragraph-properties fo:text-align="justify" style:vertical-align="baseline" fo:margin-bottom="0in" fo:line-height="100%"/>
      <style:text-properties fo:language="pt" fo:country="PT"/>
    </style:style>
    <style:style style:name="P37" style:parent-style-name="Normal" style:family="paragraph">
      <style:paragraph-properties fo:text-align="justify" style:vertical-align="baseline" fo:margin-bottom="0in" fo:line-height="100%"/>
    </style:style>
    <style:style style:name="T38" style:parent-style-name="DefaultParagraphFont" style:family="text">
      <style:text-properties style:font-name-asian="Times New Roman" style:font-name-complex="Segoe UI" style:letter-kerning="false" fo:language="pt" fo:country="PT"/>
    </style:style>
    <style:style style:name="P39"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40" style:parent-style-name="Normal" style:family="paragraph">
      <style:paragraph-properties fo:text-align="justify" style:vertical-align="baseline" fo:margin-bottom="0in" fo:line-height="100%"/>
      <style:text-properties fo:language="pt" fo:country="PT"/>
    </style:style>
    <style:style style:name="P41" style:parent-style-name="Normal" style:family="paragraph">
      <style:paragraph-properties fo:text-align="justify" style:vertical-align="baseline" fo:margin-bottom="0in" fo:line-height="100%"/>
    </style:style>
    <style:style style:name="T42" style:parent-style-name="DefaultParagraphFont" style:family="text">
      <style:text-properties style:font-name-asian="Times New Roman" style:font-name-complex="Segoe UI" style:letter-kerning="false" fo:language="pt" fo:country="PT"/>
    </style:style>
    <style:style style:name="P43" style:parent-style-name="Normal" style:family="paragraph">
      <style:paragraph-properties fo:text-align="justify" style:vertical-align="baseline" fo:margin-bottom="0in" fo:line-height="100%"/>
    </style:style>
    <style:style style:name="T44" style:parent-style-name="DefaultParagraphFont" style:family="text">
      <style:text-properties style:font-name-asian="Times New Roman" style:font-name-complex="Segoe UI" style:letter-kerning="false" fo:language="pt" fo:country="PT"/>
    </style:style>
    <style:style style:name="T45" style:parent-style-name="DefaultParagraphFont" style:family="text">
      <style:text-properties style:font-name-asian="Times New Roman" style:font-name-complex="Segoe UI" style:letter-kerning="false" fo:language="pt" fo:country="PT"/>
    </style:style>
    <style:style style:name="T46" style:parent-style-name="DefaultParagraphFont" style:family="text">
      <style:text-properties style:font-name-asian="Times New Roman" style:font-name-complex="Segoe UI" style:letter-kerning="false" fo:language="pt" fo:country="PT"/>
    </style:style>
    <style:style style:name="T47" style:parent-style-name="DefaultParagraphFont" style:family="text">
      <style:text-properties style:font-name-asian="Times New Roman" style:font-name-complex="Segoe UI" style:letter-kerning="false" fo:language="pt" fo:country="PT"/>
    </style:style>
    <style:style style:name="T48" style:parent-style-name="DefaultParagraphFont" style:family="text">
      <style:text-properties style:font-name-asian="Times New Roman" style:font-name-complex="Segoe UI" style:letter-kerning="false" fo:language="pt" fo:country="PT"/>
    </style:style>
    <style:style style:name="T49" style:parent-style-name="DefaultParagraphFont" style:family="text">
      <style:text-properties style:font-name-asian="Times New Roman" style:font-name-complex="Segoe UI" style:letter-kerning="false" fo:language="pt" fo:country="PT"/>
    </style:style>
    <style:style style:name="T50" style:parent-style-name="DefaultParagraphFont" style:family="text">
      <style:text-properties fo:language="pt" fo:country="PT"/>
    </style:style>
    <style:style style:name="T51" style:parent-style-name="DefaultParagraphFont" style:family="text">
      <style:text-properties style:font-name-asian="Times New Roman" style:font-name-complex="Segoe UI" style:letter-kerning="false" fo:language="pt" fo:country="PT"/>
    </style:style>
    <style:style style:name="T52" style:parent-style-name="DefaultParagraphFont" style:family="text">
      <style:text-properties style:font-name-asian="Times New Roman" style:font-name-complex="Segoe UI" style:letter-kerning="false" fo:language="pt" fo:country="PT"/>
    </style:style>
    <style:style style:name="T53" style:parent-style-name="DefaultParagraphFont" style:family="text">
      <style:text-properties style:font-name-asian="Times New Roman" style:font-name-complex="Segoe UI" style:letter-kerning="false" fo:language="pt" fo:country="PT"/>
    </style:style>
    <style:style style:name="T54" style:parent-style-name="DefaultParagraphFont" style:family="text">
      <style:text-properties style:font-name-asian="Times New Roman" style:font-name-complex="Segoe UI" style:letter-kerning="false" fo:language="pt" fo:country="PT"/>
    </style:style>
    <style:style style:name="T55" style:parent-style-name="DefaultParagraphFont" style:family="text">
      <style:text-properties style:font-name-asian="Times New Roman" style:font-name-complex="Segoe UI" style:letter-kerning="false" fo:language="pt" fo:country="PT"/>
    </style:style>
    <style:style style:name="P56" style:parent-style-name="Normal" style:family="paragraph">
      <style:paragraph-properties fo:text-align="justify" style:vertical-align="baseline" fo:margin-bottom="0in" fo:line-height="100%"/>
      <style:text-properties fo:language="pt" fo:country="PT"/>
    </style:style>
    <style:style style:name="P57" style:parent-style-name="Normal" style:family="paragraph">
      <style:paragraph-properties fo:text-align="justify" style:vertical-align="baseline" fo:margin-bottom="0in" fo:line-height="100%"/>
    </style:style>
    <style:style style:name="T58" style:parent-style-name="DefaultParagraphFont" style:family="text">
      <style:text-properties style:font-name-asian="Times New Roman" style:font-name-complex="Segoe UI" style:letter-kerning="false" fo:language="pt" fo:country="PT"/>
    </style:style>
    <style:style style:name="P59"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60" style:parent-style-name="Normal" style:family="paragraph">
      <style:paragraph-properties fo:text-align="justify" style:vertical-align="baseline" fo:margin-bottom="0in" fo:line-height="100%"/>
      <style:text-properties fo:language="pt" fo:country="PT"/>
    </style:style>
    <style:style style:name="P61" style:parent-style-name="Normal" style:family="paragraph">
      <style:paragraph-properties fo:text-align="justify" style:vertical-align="baseline" fo:margin-bottom="0in" fo:line-height="100%"/>
    </style:style>
    <style:style style:name="T62" style:parent-style-name="DefaultParagraphFont" style:family="text">
      <style:text-properties style:font-name-asian="Times New Roman" style:font-name-complex="Segoe UI" style:letter-kerning="false" fo:language="pt" fo:country="PT"/>
    </style:style>
    <style:style style:name="P63"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64" style:parent-style-name="Normal" style:family="paragraph">
      <style:paragraph-properties fo:text-align="justify" style:vertical-align="baseline" fo:margin-bottom="0in" fo:line-height="100%"/>
      <style:text-properties fo:language="pt" fo:country="PT"/>
    </style:style>
    <style:style style:name="P65" style:parent-style-name="Normal" style:family="paragraph">
      <style:paragraph-properties fo:text-align="justify" style:vertical-align="baseline" fo:margin-bottom="0in" fo:line-height="100%"/>
    </style:style>
    <style:style style:name="T66" style:parent-style-name="DefaultParagraphFont" style:family="text">
      <style:text-properties style:font-name-asian="Times New Roman" style:font-name-complex="Segoe UI" style:letter-kerning="false" fo:language="pt" fo:country="PT"/>
    </style:style>
    <style:style style:name="P67"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68" style:parent-style-name="Normal" style:family="paragraph">
      <style:paragraph-properties fo:text-align="justify" style:vertical-align="baseline" fo:margin-bottom="0in" fo:line-height="100%"/>
      <style:text-properties fo:language="pt" fo:country="PT"/>
    </style:style>
    <style:style style:name="P69" style:parent-style-name="Normal" style:family="paragraph">
      <style:paragraph-properties fo:text-align="justify" style:vertical-align="baseline" fo:margin-bottom="0in" fo:line-height="100%"/>
    </style:style>
    <style:style style:name="T70" style:parent-style-name="DefaultParagraphFont" style:family="text">
      <style:text-properties style:font-name-asian="Times New Roman" style:font-name-complex="Segoe UI" style:letter-kerning="false" fo:language="pt" fo:country="PT"/>
    </style:style>
    <style:style style:name="P71"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72" style:parent-style-name="Normal" style:family="paragraph">
      <style:paragraph-properties fo:text-align="justify" style:vertical-align="baseline" fo:margin-bottom="0in" fo:line-height="100%"/>
    </style:style>
    <style:style style:name="T73" style:parent-style-name="DefaultParagraphFont" style:family="text">
      <style:text-properties style:font-name-asian="Times New Roman" style:font-name-complex="Segoe UI" style:letter-kerning="false" fo:language="pt" fo:country="PT"/>
    </style:style>
    <style:style style:name="P74" style:parent-style-name="Normal" style:family="paragraph">
      <style:paragraph-properties fo:text-align="justify" style:vertical-align="baseline" fo:margin-bottom="0in" fo:line-height="100%"/>
    </style:style>
    <style:style style:name="T75" style:parent-style-name="DefaultParagraphFont" style:family="text">
      <style:text-properties style:font-name-asian="Times New Roman" style:font-name-complex="Segoe UI" style:letter-kerning="false" fo:language="pt" fo:country="PT"/>
    </style:style>
    <style:style style:name="P76"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77" style:parent-style-name="Normal" style:family="paragraph">
      <style:paragraph-properties fo:text-align="justify" style:vertical-align="baseline" fo:margin-bottom="0in" fo:line-height="100%"/>
      <style:text-properties fo:language="pt" fo:country="PT"/>
    </style:style>
    <style:style style:name="P78" style:parent-style-name="Normal" style:family="paragraph">
      <style:paragraph-properties fo:text-align="justify" style:vertical-align="baseline" fo:margin-bottom="0in" fo:line-height="100%"/>
    </style:style>
    <style:style style:name="T79" style:parent-style-name="DefaultParagraphFont" style:family="text">
      <style:text-properties style:font-name-asian="Times New Roman" style:font-name-complex="Segoe UI" style:letter-kerning="false" fo:language="pt" fo:country="PT"/>
    </style:style>
    <style:style style:name="P80"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81" style:parent-style-name="Normal" style:family="paragraph">
      <style:paragraph-properties fo:text-align="justify" style:vertical-align="baseline" fo:margin-bottom="0in" fo:line-height="100%"/>
      <style:text-properties fo:language="pt" fo:country="PT"/>
    </style:style>
    <style:style style:name="P82" style:parent-style-name="Normal" style:family="paragraph">
      <style:paragraph-properties fo:text-align="justify" style:vertical-align="baseline" fo:margin-bottom="0in" fo:line-height="100%"/>
    </style:style>
    <style:style style:name="T83" style:parent-style-name="DefaultParagraphFont" style:family="text">
      <style:text-properties style:font-name-asian="Times New Roman" style:font-name-complex="Segoe UI" style:letter-kerning="false" fo:language="pt" fo:country="PT"/>
    </style:style>
    <style:style style:name="P84"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85" style:parent-style-name="Normal" style:family="paragraph">
      <style:paragraph-properties fo:text-align="justify" style:vertical-align="baseline" fo:margin-bottom="0in" fo:line-height="100%"/>
      <style:text-properties fo:language="pt" fo:country="PT"/>
    </style:style>
    <style:style style:name="P86" style:parent-style-name="Normal" style:family="paragraph">
      <style:paragraph-properties fo:text-align="justify" style:vertical-align="baseline" fo:margin-bottom="0in" fo:line-height="100%"/>
    </style:style>
    <style:style style:name="T87" style:parent-style-name="DefaultParagraphFont" style:family="text">
      <style:text-properties style:font-name-asian="Times New Roman" style:font-name-complex="Segoe UI" style:letter-kerning="false" fo:language="pt" fo:country="PT"/>
    </style:style>
    <style:style style:name="P88"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89" style:parent-style-name="Normal" style:family="paragraph">
      <style:paragraph-properties fo:text-align="justify" style:vertical-align="baseline" fo:margin-bottom="0in" fo:line-height="100%"/>
      <style:text-properties fo:language="pt" fo:country="PT"/>
    </style:style>
    <style:style style:name="P90" style:parent-style-name="Normal" style:family="paragraph">
      <style:paragraph-properties fo:text-align="justify" style:vertical-align="baseline" fo:margin-bottom="0in" fo:line-height="100%"/>
    </style:style>
    <style:style style:name="T91" style:parent-style-name="DefaultParagraphFont" style:family="text">
      <style:text-properties style:font-name-asian="Times New Roman" style:font-name-complex="Segoe UI" style:letter-kerning="false" fo:language="pt" fo:country="PT"/>
    </style:style>
    <style:style style:name="P92"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93" style:parent-style-name="Normal" style:family="paragraph">
      <style:paragraph-properties fo:text-align="justify" style:vertical-align="baseline" fo:margin-bottom="0in" fo:line-height="100%"/>
      <style:text-properties fo:language="pt" fo:country="PT"/>
    </style:style>
    <style:style style:name="P94" style:parent-style-name="Normal" style:family="paragraph">
      <style:paragraph-properties fo:text-align="justify" style:vertical-align="baseline" fo:margin-bottom="0in" fo:line-height="100%"/>
    </style:style>
    <style:style style:name="T95" style:parent-style-name="DefaultParagraphFont" style:family="text">
      <style:text-properties style:font-name-asian="Times New Roman" style:font-name-complex="Segoe UI" style:letter-kerning="false" fo:language="pt" fo:country="PT"/>
    </style:style>
    <style:style style:name="P96"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97" style:parent-style-name="Normal" style:family="paragraph">
      <style:paragraph-properties fo:text-align="justify" style:vertical-align="baseline" fo:margin-bottom="0in" fo:line-height="100%"/>
      <style:text-properties fo:language="pt" fo:country="PT"/>
    </style:style>
    <style:style style:name="P98" style:parent-style-name="Normal" style:family="paragraph">
      <style:paragraph-properties fo:text-align="justify" style:vertical-align="baseline" fo:margin-bottom="0in" fo:line-height="100%"/>
    </style:style>
    <style:style style:name="T99" style:parent-style-name="DefaultParagraphFont" style:family="text">
      <style:text-properties style:font-name-asian="Times New Roman" style:font-name-complex="Segoe UI" style:letter-kerning="false" fo:language="pt" fo:country="PT"/>
    </style:style>
    <style:style style:name="P100"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01" style:parent-style-name="Normal" style:family="paragraph">
      <style:paragraph-properties fo:text-align="justify" style:vertical-align="baseline" fo:margin-bottom="0in" fo:line-height="100%"/>
      <style:text-properties fo:language="pt" fo:country="PT"/>
    </style:style>
    <style:style style:name="P102" style:parent-style-name="Normal" style:family="paragraph">
      <style:paragraph-properties fo:text-align="justify" style:vertical-align="baseline" fo:margin-bottom="0in" fo:line-height="100%"/>
    </style:style>
    <style:style style:name="T103" style:parent-style-name="DefaultParagraphFont" style:family="text">
      <style:text-properties style:font-name-asian="Times New Roman" style:font-name-complex="Segoe UI" style:letter-kerning="false" fo:language="pt" fo:country="PT"/>
    </style:style>
    <style:style style:name="P104"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05" style:parent-style-name="Normal" style:family="paragraph">
      <style:paragraph-properties fo:text-align="justify" style:vertical-align="baseline" fo:margin-bottom="0in" fo:line-height="100%"/>
      <style:text-properties fo:language="pt" fo:country="PT"/>
    </style:style>
    <style:style style:name="P106" style:parent-style-name="Normal" style:family="paragraph">
      <style:paragraph-properties fo:text-align="justify" style:vertical-align="baseline" fo:margin-bottom="0in" fo:line-height="100%"/>
    </style:style>
    <style:style style:name="T107" style:parent-style-name="DefaultParagraphFont" style:family="text">
      <style:text-properties style:font-name-asian="Times New Roman" style:font-name-complex="Segoe UI" style:letter-kerning="false" fo:language="pt" fo:country="PT"/>
    </style:style>
    <style:style style:name="P108"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09" style:parent-style-name="Normal" style:family="paragraph">
      <style:paragraph-properties fo:text-align="justify" style:vertical-align="baseline" fo:margin-bottom="0in" fo:line-height="100%"/>
      <style:text-properties fo:language="pt" fo:country="PT"/>
    </style:style>
    <style:style style:name="P110" style:parent-style-name="Normal" style:family="paragraph">
      <style:paragraph-properties fo:text-align="justify" style:vertical-align="baseline" fo:margin-bottom="0in" fo:line-height="100%"/>
    </style:style>
    <style:style style:name="T111" style:parent-style-name="DefaultParagraphFont" style:family="text">
      <style:text-properties style:font-name-asian="Times New Roman" style:font-name-complex="Segoe UI" style:letter-kerning="false" fo:language="pt" fo:country="PT"/>
    </style:style>
    <style:style style:name="P112"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13" style:parent-style-name="Normal" style:family="paragraph">
      <style:paragraph-properties fo:text-align="justify" style:vertical-align="baseline" fo:margin-bottom="0in" fo:line-height="100%"/>
      <style:text-properties fo:language="pt" fo:country="PT"/>
    </style:style>
    <style:style style:name="P114" style:parent-style-name="Normal" style:family="paragraph">
      <style:paragraph-properties fo:text-align="justify" style:vertical-align="baseline" fo:margin-bottom="0in" fo:line-height="100%"/>
    </style:style>
    <style:style style:name="T115" style:parent-style-name="DefaultParagraphFont" style:family="text">
      <style:text-properties style:font-name-asian="Times New Roman" style:font-name-complex="Segoe UI" style:letter-kerning="false" fo:language="pt" fo:country="PT"/>
    </style:style>
    <style:style style:name="P116"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17" style:parent-style-name="Normal" style:family="paragraph">
      <style:paragraph-properties fo:text-align="justify" style:vertical-align="baseline" fo:margin-bottom="0in" fo:line-height="100%"/>
      <style:text-properties fo:language="pt" fo:country="PT"/>
    </style:style>
    <style:style style:name="P118" style:parent-style-name="Normal" style:family="paragraph">
      <style:paragraph-properties fo:text-align="justify" style:vertical-align="baseline" fo:margin-bottom="0in" fo:line-height="100%"/>
    </style:style>
    <style:style style:name="T119" style:parent-style-name="DefaultParagraphFont" style:family="text">
      <style:text-properties style:font-name-asian="Times New Roman" style:font-name-complex="Segoe UI" style:letter-kerning="false" fo:language="pt" fo:country="PT"/>
    </style:style>
    <style:style style:name="P120"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21" style:parent-style-name="Normal" style:family="paragraph">
      <style:paragraph-properties fo:text-align="justify" style:vertical-align="baseline" fo:margin-bottom="0in" fo:line-height="100%"/>
      <style:text-properties fo:language="pt" fo:country="PT"/>
    </style:style>
    <style:style style:name="P122" style:parent-style-name="Normal" style:family="paragraph">
      <style:paragraph-properties fo:text-align="justify" style:vertical-align="baseline" fo:margin-bottom="0in" fo:line-height="100%"/>
    </style:style>
    <style:style style:name="T123" style:parent-style-name="DefaultParagraphFont" style:family="text">
      <style:text-properties style:font-name-asian="Times New Roman" style:font-name-complex="Segoe UI" style:letter-kerning="false" fo:language="pt" fo:country="PT"/>
    </style:style>
    <style:style style:name="P124"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25" style:parent-style-name="Normal" style:family="paragraph">
      <style:paragraph-properties fo:text-align="justify" style:vertical-align="baseline" fo:margin-bottom="0in" fo:line-height="100%"/>
      <style:text-properties fo:language="pt" fo:country="PT"/>
    </style:style>
    <style:style style:name="P126" style:parent-style-name="Normal" style:family="paragraph">
      <style:paragraph-properties fo:text-align="justify" style:vertical-align="baseline" fo:margin-bottom="0in" fo:line-height="100%"/>
    </style:style>
    <style:style style:name="T127" style:parent-style-name="DefaultParagraphFont" style:family="text">
      <style:text-properties style:font-name-asian="Times New Roman" style:font-name-complex="Segoe UI" style:letter-kerning="false" fo:language="pt" fo:country="PT"/>
    </style:style>
    <style:style style:name="P128"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29" style:parent-style-name="Normal" style:family="paragraph">
      <style:paragraph-properties fo:text-align="justify" style:vertical-align="baseline" fo:margin-bottom="0in" fo:line-height="100%"/>
      <style:text-properties fo:language="pt" fo:country="PT"/>
    </style:style>
    <style:style style:name="P130" style:parent-style-name="Normal" style:family="paragraph">
      <style:paragraph-properties fo:text-align="justify" style:vertical-align="baseline" fo:margin-bottom="0in" fo:line-height="100%"/>
    </style:style>
    <style:style style:name="T131" style:parent-style-name="DefaultParagraphFont" style:family="text">
      <style:text-properties style:font-name-asian="Times New Roman" style:font-name-complex="Segoe UI" style:letter-kerning="false" fo:language="pt" fo:country="PT"/>
    </style:style>
    <style:style style:name="P132"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33" style:parent-style-name="Normal" style:family="paragraph">
      <style:paragraph-properties fo:text-align="justify" style:vertical-align="baseline" fo:margin-bottom="0in" fo:line-height="100%"/>
      <style:text-properties fo:language="pt" fo:country="PT"/>
    </style:style>
    <style:style style:name="P134" style:parent-style-name="Normal" style:family="paragraph">
      <style:paragraph-properties fo:text-align="justify" style:vertical-align="baseline" fo:margin-bottom="0in" fo:line-height="100%"/>
    </style:style>
    <style:style style:name="T135" style:parent-style-name="DefaultParagraphFont" style:family="text">
      <style:text-properties style:font-name-asian="Times New Roman" style:font-name-complex="Segoe UI" style:letter-kerning="false" fo:language="pt" fo:country="PT"/>
    </style:style>
    <style:style style:name="P136"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37" style:parent-style-name="Normal" style:family="paragraph">
      <style:paragraph-properties fo:text-align="justify" style:vertical-align="baseline" fo:margin-bottom="0in" fo:line-height="100%"/>
      <style:text-properties fo:language="pt" fo:country="PT"/>
    </style:style>
    <style:style style:name="P138" style:parent-style-name="Normal" style:family="paragraph">
      <style:paragraph-properties fo:text-align="justify" style:vertical-align="baseline" fo:margin-bottom="0in" fo:line-height="100%"/>
    </style:style>
    <style:style style:name="T139" style:parent-style-name="DefaultParagraphFont" style:family="text">
      <style:text-properties style:font-name-asian="Times New Roman" style:font-name-complex="Segoe UI" style:letter-kerning="false" fo:language="pt" fo:country="PT"/>
    </style:style>
    <style:style style:name="P140"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41" style:parent-style-name="Normal" style:family="paragraph">
      <style:paragraph-properties fo:text-align="justify" style:vertical-align="baseline" fo:margin-bottom="0in" fo:line-height="100%"/>
      <style:text-properties fo:language="pt" fo:country="PT"/>
    </style:style>
    <style:style style:name="P142" style:parent-style-name="Normal" style:family="paragraph">
      <style:paragraph-properties fo:text-align="justify" style:vertical-align="baseline" fo:margin-bottom="0in" fo:line-height="100%"/>
    </style:style>
    <style:style style:name="T143" style:parent-style-name="DefaultParagraphFont" style:family="text">
      <style:text-properties style:font-name-asian="Times New Roman" style:font-name-complex="Segoe UI" style:letter-kerning="false" fo:language="pt" fo:country="PT"/>
    </style:style>
    <style:style style:name="P144"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45" style:parent-style-name="Normal" style:family="paragraph">
      <style:paragraph-properties fo:text-align="justify" style:vertical-align="baseline" fo:margin-bottom="0in" fo:line-height="100%"/>
    </style:style>
    <style:style style:name="T146" style:parent-style-name="DefaultParagraphFont" style:family="text">
      <style:text-properties style:font-name-asian="Times New Roman" style:font-name-complex="Segoe UI" style:letter-kerning="false" fo:language="pt" fo:country="PT"/>
    </style:style>
    <style:style style:name="P147" style:parent-style-name="Normal" style:family="paragraph">
      <style:paragraph-properties fo:text-align="justify" style:vertical-align="baseline" fo:margin-bottom="0in" fo:line-height="100%"/>
    </style:style>
    <style:style style:name="T148" style:parent-style-name="DefaultParagraphFont" style:family="text">
      <style:text-properties style:font-name-asian="Times New Roman" style:font-name-complex="Segoe UI" style:letter-kerning="false" fo:language="pt" fo:country="PT"/>
    </style:style>
    <style:style style:name="P149"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50" style:parent-style-name="Normal" style:family="paragraph">
      <style:paragraph-properties fo:text-align="justify" style:vertical-align="baseline" fo:margin-bottom="0in" fo:line-height="100%"/>
      <style:text-properties fo:language="pt" fo:country="PT"/>
    </style:style>
    <style:style style:name="P151" style:parent-style-name="Normal" style:family="paragraph">
      <style:paragraph-properties fo:text-align="justify" style:vertical-align="baseline" fo:margin-bottom="0in" fo:line-height="100%"/>
    </style:style>
    <style:style style:name="T152" style:parent-style-name="DefaultParagraphFont" style:family="text">
      <style:text-properties style:font-name-asian="Times New Roman" style:font-name-complex="Segoe UI" style:letter-kerning="false" fo:language="pt" fo:country="PT"/>
    </style:style>
    <style:style style:name="P153" style:parent-style-name="Normal" style:family="paragraph">
      <style:paragraph-properties fo:text-align="justify" style:vertical-align="baseline" fo:margin-bottom="0in" fo:line-height="100%"/>
    </style:style>
    <style:style style:name="T154" style:parent-style-name="DefaultParagraphFont" style:family="text">
      <style:text-properties style:font-name-asian="Times New Roman" style:font-name-complex="Segoe UI" style:letter-kerning="false" fo:language="pt" fo:country="PT"/>
    </style:style>
    <style:style style:name="T155" style:parent-style-name="DefaultParagraphFont" style:family="text">
      <style:text-properties style:font-name-asian="Times New Roman" style:font-name-complex="Segoe UI" style:letter-kerning="false" fo:language="pt" fo:country="PT"/>
    </style:style>
    <style:style style:name="T156" style:parent-style-name="DefaultParagraphFont" style:family="text">
      <style:text-properties style:font-name-asian="Times New Roman" style:font-name-complex="Segoe UI" style:letter-kerning="false" fo:language="pt" fo:country="PT"/>
    </style:style>
    <style:style style:name="T157" style:parent-style-name="DefaultParagraphFont" style:family="text">
      <style:text-properties style:font-name-asian="Times New Roman" style:font-name-complex="Segoe UI" style:letter-kerning="false" fo:language="pt" fo:country="PT"/>
    </style:style>
    <style:style style:name="T158" style:parent-style-name="DefaultParagraphFont" style:family="text">
      <style:text-properties style:font-name-asian="Times New Roman" style:font-name-complex="Segoe UI" style:letter-kerning="false" fo:language="pt" fo:country="PT"/>
    </style:style>
    <style:style style:name="T159" style:parent-style-name="DefaultParagraphFont" style:family="text">
      <style:text-properties style:font-name-asian="Times New Roman" style:font-name-complex="Segoe UI" style:letter-kerning="false" fo:language="pt" fo:country="PT"/>
    </style:style>
    <style:style style:name="T160" style:parent-style-name="DefaultParagraphFont" style:family="text">
      <style:text-properties style:font-name-asian="Times New Roman" style:font-name-complex="Segoe UI" style:letter-kerning="false" fo:language="pt" fo:country="PT"/>
    </style:style>
    <style:style style:name="T161" style:parent-style-name="DefaultParagraphFont" style:family="text">
      <style:text-properties style:font-name-asian="Times New Roman" style:font-name-complex="Segoe UI" style:letter-kerning="false" fo:language="pt" fo:country="PT"/>
    </style:style>
    <style:style style:name="T162" style:parent-style-name="DefaultParagraphFont" style:family="text">
      <style:text-properties style:font-name-asian="Times New Roman" style:font-name-complex="Segoe UI" style:letter-kerning="false" fo:language="pt" fo:country="PT"/>
    </style:style>
    <style:style style:name="T163" style:parent-style-name="DefaultParagraphFont" style:family="text">
      <style:text-properties style:font-name-asian="Times New Roman" style:font-name-complex="Segoe UI" style:letter-kerning="false" fo:language="pt" fo:country="PT"/>
    </style:style>
    <style:style style:name="T164" style:parent-style-name="DefaultParagraphFont" style:family="text">
      <style:text-properties style:font-name-asian="Times New Roman" style:font-name-complex="Segoe UI" style:letter-kerning="false" fo:language="pt" fo:country="PT"/>
    </style:style>
    <style:style style:name="T165" style:parent-style-name="DefaultParagraphFont" style:family="text">
      <style:text-properties style:font-name-asian="Times New Roman" style:font-name-complex="Segoe UI" style:letter-kerning="false" fo:language="pt" fo:country="PT"/>
    </style:style>
    <style:style style:name="T166" style:parent-style-name="DefaultParagraphFont" style:family="text">
      <style:text-properties style:font-name-asian="Times New Roman" style:font-name-complex="Segoe UI" style:letter-kerning="false" fo:language="pt" fo:country="PT"/>
    </style:style>
    <style:style style:name="T167" style:parent-style-name="DefaultParagraphFont" style:family="text">
      <style:text-properties style:font-name-asian="Times New Roman" style:font-name-complex="Segoe UI" style:letter-kerning="false" fo:language="pt" fo:country="PT"/>
    </style:style>
    <style:style style:name="T168" style:parent-style-name="DefaultParagraphFont" style:family="text">
      <style:text-properties style:font-name-asian="Times New Roman" style:font-name-complex="Segoe UI" style:letter-kerning="false" fo:language="pt" fo:country="PT"/>
    </style:style>
    <style:style style:name="T169" style:parent-style-name="DefaultParagraphFont" style:family="text">
      <style:text-properties style:font-name-asian="Times New Roman" style:font-name-complex="Segoe UI" style:letter-kerning="false" fo:language="pt" fo:country="PT"/>
    </style:style>
    <style:style style:name="T170" style:parent-style-name="DefaultParagraphFont" style:family="text">
      <style:text-properties style:font-name-asian="Times New Roman" style:font-name-complex="Segoe UI" style:letter-kerning="false" fo:language="pt" fo:country="PT"/>
    </style:style>
    <style:style style:name="T171" style:parent-style-name="DefaultParagraphFont" style:family="text">
      <style:text-properties style:font-name-asian="Times New Roman" style:font-name-complex="Segoe UI" style:letter-kerning="false" fo:language="pt" fo:country="PT"/>
    </style:style>
    <style:style style:name="T172" style:parent-style-name="DefaultParagraphFont" style:family="text">
      <style:text-properties style:font-name-asian="Times New Roman" style:font-name-complex="Segoe UI" style:letter-kerning="false" fo:language="pt" fo:country="PT"/>
    </style:style>
    <style:style style:name="T173" style:parent-style-name="DefaultParagraphFont" style:family="text">
      <style:text-properties style:font-name-asian="Times New Roman" style:font-name-complex="Segoe UI" style:letter-kerning="false" fo:language="pt" fo:country="PT"/>
    </style:style>
    <style:style style:name="T174" style:parent-style-name="DefaultParagraphFont" style:family="text">
      <style:text-properties style:font-name-asian="Times New Roman" style:font-name-complex="Segoe UI" style:letter-kerning="false" fo:language="pt" fo:country="PT"/>
    </style:style>
    <style:style style:name="T175" style:parent-style-name="DefaultParagraphFont" style:family="text">
      <style:text-properties style:font-name-asian="Times New Roman" style:font-name-complex="Segoe UI" style:letter-kerning="false" fo:language="pt" fo:country="PT"/>
    </style:style>
    <style:style style:name="T176" style:parent-style-name="DefaultParagraphFont" style:family="text">
      <style:text-properties style:font-name-asian="Times New Roman" style:font-name-complex="Segoe UI" style:letter-kerning="false" fo:language="pt" fo:country="PT"/>
    </style:style>
    <style:style style:name="T177" style:parent-style-name="DefaultParagraphFont" style:family="text">
      <style:text-properties style:font-name-asian="Times New Roman" style:font-name-complex="Segoe UI" style:letter-kerning="false" fo:language="pt" fo:country="PT"/>
    </style:style>
    <style:style style:name="T178" style:parent-style-name="DefaultParagraphFont" style:family="text">
      <style:text-properties style:font-name-asian="Times New Roman" style:font-name-complex="Segoe UI" style:letter-kerning="false" fo:language="pt" fo:country="PT"/>
    </style:style>
    <style:style style:name="T179" style:parent-style-name="DefaultParagraphFont" style:family="text">
      <style:text-properties style:font-name-asian="Times New Roman" style:font-name-complex="Segoe UI" style:letter-kerning="false" fo:language="pt" fo:country="PT"/>
    </style:style>
    <style:style style:name="T180" style:parent-style-name="DefaultParagraphFont" style:family="text">
      <style:text-properties style:font-name-asian="Times New Roman" style:font-name-complex="Segoe UI" style:letter-kerning="false" fo:language="pt" fo:country="PT"/>
    </style:style>
    <style:style style:name="T181" style:parent-style-name="DefaultParagraphFont" style:family="text">
      <style:text-properties style:font-name-asian="Times New Roman" style:font-name-complex="Segoe UI" style:letter-kerning="false" fo:language="pt" fo:country="PT"/>
    </style:style>
    <style:style style:name="T182" style:parent-style-name="DefaultParagraphFont" style:family="text">
      <style:text-properties fo:language="pt" fo:country="PT"/>
    </style:style>
    <style:style style:name="T183" style:parent-style-name="DefaultParagraphFont" style:family="text">
      <style:text-properties style:font-name-asian="Times New Roman" style:font-name-complex="Segoe UI" style:letter-kerning="false" fo:language="pt" fo:country="PT"/>
    </style:style>
    <style:style style:name="T184" style:parent-style-name="DefaultParagraphFont" style:family="text">
      <style:text-properties style:font-name-asian="Times New Roman" style:font-name-complex="Segoe UI" style:letter-kerning="false" fo:language="pt" fo:country="PT"/>
    </style:style>
    <style:style style:name="T185" style:parent-style-name="DefaultParagraphFont" style:family="text">
      <style:text-properties style:font-name-asian="Times New Roman" style:font-name-complex="Segoe UI" style:letter-kerning="false" fo:language="pt" fo:country="PT"/>
    </style:style>
    <style:style style:name="T186" style:parent-style-name="DefaultParagraphFont" style:family="text">
      <style:text-properties style:font-name-asian="Times New Roman" style:font-name-complex="Segoe UI" style:letter-kerning="false" fo:language="pt" fo:country="PT"/>
    </style:style>
    <style:style style:name="T187" style:parent-style-name="DefaultParagraphFont" style:family="text">
      <style:text-properties style:font-name-asian="Times New Roman" style:font-name-complex="Segoe UI" style:letter-kerning="false" fo:language="pt" fo:country="PT"/>
    </style:style>
    <style:style style:name="T188" style:parent-style-name="DefaultParagraphFont" style:family="text">
      <style:text-properties style:font-name-asian="Times New Roman" style:font-name-complex="Segoe UI" style:letter-kerning="false" fo:language="pt" fo:country="PT"/>
    </style:style>
    <style:style style:name="P189" style:parent-style-name="Normal" style:family="paragraph">
      <style:paragraph-properties fo:text-align="justify" style:vertical-align="baseline" fo:margin-bottom="0in" fo:line-height="100%"/>
      <style:text-properties fo:language="pt" fo:country="PT"/>
    </style:style>
    <style:style style:name="P190" style:parent-style-name="Normal" style:family="paragraph">
      <style:paragraph-properties fo:text-align="justify" style:vertical-align="baseline" fo:margin-bottom="0in" fo:line-height="100%"/>
    </style:style>
    <style:style style:name="T191" style:parent-style-name="DefaultParagraphFont" style:family="text">
      <style:text-properties style:font-name-asian="Times New Roman" style:font-name-complex="Segoe UI" style:letter-kerning="false" fo:language="pt" fo:country="PT"/>
    </style:style>
    <style:style style:name="P192"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93" style:parent-style-name="Normal" style:family="paragraph">
      <style:paragraph-properties fo:text-align="justify" style:vertical-align="baseline" fo:margin-bottom="0in" fo:line-height="100%"/>
      <style:text-properties fo:language="pt" fo:country="PT"/>
    </style:style>
    <style:style style:name="P194" style:parent-style-name="Normal" style:family="paragraph">
      <style:paragraph-properties fo:text-align="justify" style:vertical-align="baseline" fo:margin-bottom="0in" fo:line-height="100%"/>
    </style:style>
    <style:style style:name="T195" style:parent-style-name="DefaultParagraphFont" style:family="text">
      <style:text-properties style:font-name-asian="Times New Roman" style:font-name-complex="Segoe UI" style:letter-kerning="false" fo:language="pt" fo:country="PT"/>
    </style:style>
    <style:style style:name="P196"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197" style:parent-style-name="Normal" style:family="paragraph">
      <style:paragraph-properties fo:text-align="justify" style:vertical-align="baseline" fo:margin-bottom="0in" fo:line-height="100%"/>
      <style:text-properties fo:language="pt" fo:country="PT"/>
    </style:style>
    <style:style style:name="P198" style:parent-style-name="Normal" style:family="paragraph">
      <style:paragraph-properties fo:text-align="justify" style:vertical-align="baseline" fo:margin-bottom="0in" fo:line-height="100%"/>
    </style:style>
    <style:style style:name="T199" style:parent-style-name="DefaultParagraphFont" style:family="text">
      <style:text-properties style:font-name-asian="Times New Roman" style:font-name-complex="Segoe UI" style:letter-kerning="false" fo:language="pt" fo:country="PT"/>
    </style:style>
    <style:style style:name="P200"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201" style:parent-style-name="Normal" style:family="paragraph">
      <style:paragraph-properties fo:text-align="justify" style:vertical-align="baseline" fo:margin-bottom="0in" fo:line-height="100%"/>
      <style:text-properties fo:language="pt" fo:country="PT"/>
    </style:style>
    <style:style style:name="P202" style:parent-style-name="Normal" style:family="paragraph">
      <style:paragraph-properties fo:text-align="justify" style:vertical-align="baseline" fo:margin-bottom="0in" fo:line-height="100%"/>
    </style:style>
    <style:style style:name="T203" style:parent-style-name="DefaultParagraphFont" style:family="text">
      <style:text-properties style:font-name-asian="Times New Roman" style:font-name-complex="Segoe UI" style:letter-kerning="false" fo:language="pt" fo:country="PT"/>
    </style:style>
    <style:style style:name="P204"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205" style:parent-style-name="Normal" style:family="paragraph">
      <style:paragraph-properties fo:text-align="justify" style:vertical-align="baseline" fo:margin-bottom="0in" fo:line-height="100%"/>
      <style:text-properties fo:language="pt" fo:country="PT"/>
    </style:style>
    <style:style style:name="P206" style:parent-style-name="Normal" style:family="paragraph">
      <style:paragraph-properties fo:text-align="justify" style:vertical-align="baseline" fo:margin-bottom="0in" fo:line-height="100%"/>
    </style:style>
    <style:style style:name="T207" style:parent-style-name="DefaultParagraphFont" style:family="text">
      <style:text-properties style:font-name-asian="Times New Roman" style:font-name-complex="Segoe UI" style:letter-kerning="false" fo:language="pt" fo:country="PT"/>
    </style:style>
    <style:style style:name="P208"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209" style:parent-style-name="Normal" style:family="paragraph">
      <style:paragraph-properties fo:text-align="justify" style:vertical-align="baseline" fo:margin-bottom="0in" fo:line-height="100%"/>
      <style:text-properties fo:language="pt" fo:country="PT"/>
    </style:style>
    <style:style style:name="P210" style:parent-style-name="Normal" style:family="paragraph">
      <style:paragraph-properties fo:text-align="justify" style:vertical-align="baseline" fo:margin-bottom="0in" fo:line-height="100%"/>
    </style:style>
    <style:style style:name="T211" style:parent-style-name="DefaultParagraphFont" style:family="text">
      <style:text-properties style:font-name-asian="Times New Roman" style:font-name-complex="Segoe UI" style:letter-kerning="false" fo:language="pt" fo:country="PT"/>
    </style:style>
    <style:style style:name="P212"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213" style:parent-style-name="Normal" style:family="paragraph">
      <style:paragraph-properties fo:text-align="justify" style:vertical-align="baseline" fo:margin-bottom="0in" fo:line-height="100%"/>
      <style:text-properties fo:language="pt" fo:country="PT"/>
    </style:style>
    <style:style style:name="P214" style:parent-style-name="Normal" style:family="paragraph">
      <style:paragraph-properties fo:text-align="justify" style:vertical-align="baseline" fo:margin-bottom="0in" fo:line-height="100%"/>
    </style:style>
    <style:style style:name="T215" style:parent-style-name="DefaultParagraphFont" style:family="text">
      <style:text-properties style:font-name-asian="Times New Roman" style:font-name-complex="Segoe UI" style:letter-kerning="false" fo:language="pt" fo:country="PT"/>
    </style:style>
    <style:style style:name="P216"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217" style:parent-style-name="Normal" style:family="paragraph">
      <style:paragraph-properties fo:text-align="justify" style:vertical-align="baseline" fo:margin-bottom="0in" fo:line-height="100%"/>
      <style:text-properties fo:language="pt" fo:country="PT"/>
    </style:style>
    <style:style style:name="P218" style:parent-style-name="Normal" style:family="paragraph">
      <style:paragraph-properties fo:text-align="justify" style:vertical-align="baseline" fo:margin-bottom="0in" fo:line-height="100%"/>
    </style:style>
    <style:style style:name="T219" style:parent-style-name="DefaultParagraphFont" style:family="text">
      <style:text-properties style:font-name-asian="Times New Roman" style:font-name-complex="Segoe UI" style:letter-kerning="false" fo:language="pt" fo:country="PT"/>
    </style:style>
    <style:style style:name="P220"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221" style:parent-style-name="Normal" style:family="paragraph">
      <style:paragraph-properties fo:text-align="justify" style:vertical-align="baseline" fo:margin-bottom="0in" fo:line-height="100%"/>
      <style:text-properties fo:language="pt" fo:country="PT"/>
    </style:style>
    <style:style style:name="P222" style:parent-style-name="Normal" style:family="paragraph">
      <style:paragraph-properties fo:text-align="justify" style:vertical-align="baseline" fo:margin-bottom="0in" fo:line-height="100%"/>
      <style:text-properties style:font-name-asian="Times New Roman" style:font-name-complex="Segoe UI" style:letter-kerning="false" fo:language="pt" fo:country="PT"/>
    </style:style>
    <style:style style:name="P223" style:parent-style-name="Normal" style:family="paragraph">
      <style:paragraph-properties fo:text-align="justify" style:vertical-align="baseline" fo:margin-bottom="0in" fo:line-height="100%"/>
    </style:style>
    <style:style style:name="T224" style:parent-style-name="DefaultParagraphFont" style:family="text">
      <style:text-properties style:font-name-asian="Times New Roman" style:font-name-complex="Segoe UI" style:letter-kerning="false" fo:language="pt" fo:country="PT"/>
    </style:style>
  </office:automatic-styles>
  <office:body>
    <office:text text:use-soft-page-breaks="true">
      <text:p text:style-name="P1">Ficheiro de áudio </text:p>
      <text:p text:style-name="P2"><text:a xlink:href="https://fcshunlpt-my.sharepoint.com/personal/adorean_ec_campus_fcsh_unl_pt/Documents/Ficheiros%20Transcritos/Entrevista_CML%201.m4a" office:target-frame-name="_top" xlink:show="replace"><text:span text:style-name="T3">Entrevista_CML.m4a</text:span></text:a><text:span text:style-name="T4"> </text:span></text:p>
      <text:p text:style-name="P5"><text:span text:style-name="T6"> </text:span></text:p>
      <text:p text:style-name="P7">Transcrição</text:p>
      <text:p text:style-name="P8"><text:span text:style-name="T9"> </text:span></text:p>
      <text:p text:style-name="P10"><text:span text:style-name="T11">(ruído de fundo)</text:span></text:p>
      <text:p text:style-name="P12"/>
      <text:p text:style-name="P13"><text:span text:style-name="T14">Inês Alves: </text:span></text:p>
      <text:p text:style-name="P15">Lamento que a minha voz não seja perfeita… para o álbum, mas pronto.</text:p>
      <text:p text:style-name="P16"><text:span text:style-name="T17"> </text:span></text:p>
      <text:p text:style-name="P18">(ruído de fundo)</text:p>
      <text:p text:style-name="P19"/>
      <text:p text:style-name="P20"><text:span text:style-name="T21">Cristian Adorean: </text:span></text:p>
      <text:p text:style-name="P22">Eu… eu… eu estou a ouvi-la perfeitamente, portanto (riso)</text:p>
      <text:p text:style-name="P23"/>
      <text:p text:style-name="P24"><text:span text:style-name="T25">Fernando Rosa: </text:span></text:p>
      <text:p text:style-name="P26">Sim, também não estamos aqui nos... nos ídolos, portanto, não é…</text:p>
      <text:p text:style-name="P27"/>
      <text:p text:style-name="P28"><text:span text:style-name="T29">Cristian<text:s/></text:span><text:span text:style-name="T30">Adorean: </text:span></text:p>
      <text:p text:style-name="P31">Exatamente. </text:p>
      <text:p text:style-name="P32"/>
      <text:p text:style-name="P33"><text:span text:style-name="T34">Fernando Rosa: </text:span></text:p>
      <text:p text:style-name="P35">Eu acho que a voz que conta é o que está a ser dito. Não precisamos de nenhuma voz a… de artista, e acho que isso não é o mais importante para o Cristian. Então vá, vamos lá avançar!</text:p>
      <text:p text:style-name="P36"/>
      <text:p text:style-name="P37"><text:span text:style-name="T38">Cristian Adorean: </text:span></text:p>
      <text:p text:style-name="P39">Exatamente. Então vamos a isso! A… então, a primeira pergunta seria: Qual é a motivação principal da decisão (do Município) de promover a micromobilidade elétrica na cidade de Lisboa? </text:p>
      <text:p text:style-name="P40"/>
      <text:p text:style-name="P41"><text:span text:style-name="T42">Inês Alves: </text:span></text:p>
      <text:p text:style-name="P43"><text:span text:style-name="T44">Ok, então, como isto é mesmo dizer que é a parte histórica, entro eu. A… é assim, a mobilidade elétrica na cidade de Lisboa ocorreu em 2018. A… A Mobike, na altura, em que colocou 200 bicicletas elétricas na cidade e não cumpriu nenhum acordo com o Município, nem entregou nenhuma… regulamentação na… à Câmara nessa data, para essas bicicletas. Essas bicicletas foram totalmente apreendidas pela nossa Polícia Municipal e ficaram ali a estar no nosso parque municipal, porque a empresa nunca foi buscar e, portan</text:span><text:span text:style-name="T45">to, dizemos que (esse foi) o seu primeiro início, não muito bonito, da mobilidade elétrica na cidade por parte de operadores particulares. Em… por volta de outubro, novembro de 2018, a Lime</text:span><text:span text:style-name="T46">,</text:span><text:span text:style-name="T47"><text:s/>na pessoa do seu chefe americano, veio à cidade… reuniu com o vereador na altura, o Miguel Gaspar, e, consideraram que era uma excelente oportunidade para a cidade expandir, sendo que Lisboa foi das cidades mais pioneiras na iniciativa da<text:s/></text:span><text:soft-page-break/><text:span text:style-name="T48">mobilidade elétrica, com os veículos partilhados. Inicialmente só trotinetes, e então procurou-se locais na altura que chamámos de hotspots virtuais, que eram identificados com autocolantes… e em outubro, a Lime iniciou sua operação na cidade. Este tipo de veículo teve um</text:span><text:span text:style-name="T49"><text:s/>boom brutal e nós em 2019 tínhamos já 10 operadores na cidade. </text:span><text:span text:style-name="T50">A… h</text:span><text:span text:style-name="T51">avia o que na altura o Gabinete decidiu ser a opção que era a… uma regulamentação suave, como nós chamamos de “soft regulation”. Ou seja, todos os operadores assinavam o mesmo com o Município, tinham lá algumas regras… Desde o início que a cidade de Lisboa teve áreas com restrições. Ou seja, o que nós consideramos que eram as zonas vermelhas, que eram as colinas, era a zona do Castelo e a zona do Bairro Alto, em que não era permitido estaci</text:span><text:span text:style-name="T52">onar. Isto é uma coisa que existe desde 2018. A… e os operadores tinham que nos fornecer dados de… que na altura o Município desenvolveu uma pequena plataforma, e nós tínhamos dados de estacionamento. Pronto. E havia reuniões mensais com os operadores, e havia sempre concertação muito próxima entre os serviços municipais, no caso era a DEM, o gabinete do vereador… Fazíamos todos os meses este tipo de regulamentação e de acompanhamento. Os operadores diziam-nos os problemas que tinham. Nós, o Município, pass</text:span><text:span text:style-name="T53">ámos o que estava a acontecer, que não estava muito melhor, e chegámos ali a acordos nestas reuniões sobre como devíamos continuar todo este desenvolvimento. Claro que o mercado de micromobilidade teve… altos e baixos, quer com esta expansão em que muitas eram startups, por exemplo, a Bungo era uma empresa portuguesa de startup de Braga que tinha 100 trotinetes, mas tinham um espírito extremamente incentivador sobre tudo isto, mas claro, como é normal em todos os mercados, começou a restringir, umas comprar</text:span><text:span text:style-name="T54">am as outras, e foram reduzindo o número de operadores. Claro que isto não é um processo… maravilhoso, mas isso é a pergunta mais à frente, a… teve os seus altos e baixos… na sequência… e Lisboa, sempre foi considerada pelo… como cidade de referência pelo… por muitas cidades europeias na… no âmbito daquilo que nós temos conversado, porque teve esta abordagem suave, vamos dizer, mas sempre muito promotora do que a mobilidade suave podia trazer à cidade. Sabemos que tudo o que é novidade, nem sempre é bem-vin</text:span><text:span text:style-name="T55">da na cidade. As pessoas têm muita dificuldade às mudanças. Tudo o que é diferente é complicado. O facto de estes veículos não serem das pessoas, também leva a mais vandalismo e, portanto, não houve assim… não foi tudo bom, mas, acima de tudo, a cidade sempre teve um… tem incentivado de… vamos acolher esta nova mobilidade. Vamos tentar promovê-la porque efetivamente a rede de transportes públicos não cobre a chamada last-mile, e nós queremos dotar a cidade desta capacidade. </text:span></text:p>
      <text:p text:style-name="P56"/>
      <text:p text:style-name="P57"><text:span text:style-name="T58">Cristian Adorean: </text:span></text:p>
      <text:p text:style-name="P59">Muito bem. </text:p>
      <text:p text:style-name="P60"/>
      <text:p text:style-name="P61"><text:span text:style-name="T62">Inês Alves: </text:span></text:p>
      <text:p text:style-name="P63">(inaudível). Foi… E já falei demais (riso)</text:p>
      <text:p text:style-name="P64"/>
      <text:p text:style-name="P65"><text:span text:style-name="T66">Cristian Adorean: </text:span></text:p>
      <text:p text:style-name="P67">Agora podemos avançar com a segunda pergunta, sendo que… pronto, a Doutora Inês já… já tocou neste assunto (riso). Se tiver… se quiser acrescentar mais alguma coisa… </text:p>
      <text:p text:style-name="P68"/>
      <text:soft-page-break/>
      <text:p text:style-name="P69"><text:span text:style-name="T70">Inês Alves: </text:span></text:p>
      <text:p text:style-name="P71">Assim… é assim,<text:s/><text:bookmark-start text:name="_Hlk168736174"/>eu podia dizer que nós tivemos aspetos muito positivos. Esta… pelo menos nos primeiros anos, toda esta questão de a proximidade entre os operadores e nós… foi positiva na intervenção direta. Foi negativa nas coisas que eram más, nós conseguimos perceber o… o que é que era bom e o que é que era mau. Não quer dizer que conseguíssemos sempre resolver isto na… com a rapidez que todos nós queríamos. Tivemos vários testes, várias abordagens-piloto, nos primeiros anos, por exemplo, em 2019 nós fizemos um teste nas<text:s/>Avenidas Novas que nós chamamos a Fase 0.1, e era um conceito, nós queríamos crescer para a cidade inteira, que era a existência de estacionamentos a cada 50… 50m. A… criar matas nos utilizadores com mandatory checkout a… e daí queríamos expandir todo este conceito para toda a cidade a… faze… aumentámos as áreas de restrição ao longo do tempo, a… criámos novas áreas. Inicialmente, só tínhamos estas ditas vermelhas, depois criámos as pretas nestas fases do mandatory checkout, criámos o que nós chamamos zonas azuis que são essas…. em zonas (inaudível). Portanto fomos aqui crescendo e aprendendo a… com os utilizadores ao longo dos anos, e percebendo aquilo que melhor podia dar resposta à cidade. E… o que teve efetivamente negativo - a perceção das pessoas é negativa numa fase inicial. Eu acho que agora a novidade já passou, portanto, já há uma melhor absorção desta mobilidade e já não há aquele baque, o vandalismo e o facto das pessoas, das trotinetes não serem delas próprias fazia a que as deixassem em qualquer lado, empurrassem de qualquer maneira. A… as pessoas que usam, os utilizadores em si acham que é muito fácil andar de trotinete e não é tão… assim tão fácil, portanto, negligência muitas vezes da segurança, daí as quedas e os acidentes. E muitas vezes têm dificuldade de perceber que quando vão numa trotinete, vão num veículo, não são um peão. E não podem andar como um peão e não podem “agora dá-me jeito usar o passeio e a seguir uso a estrada e depois uso qualquer coisa”. E o facto de a tarifa que está associada a estes veículos ser ao minuto não incentiva também uma correta utilização. Nós, ao longo dos anos fomos percebendo isto, íamos consertando com os operadores a… todo este tipo de coisa. Houve coisas que conseguimos. Houve coisas que não conseguimos. Mas são essas as questões específicas para o mercado que causam impactos positivos e negativos, que às vezes numa altura são negativos. Outras alturas já passam positivos, mas é que… nisto, é sobre isto, efetivamente.<text:bookmark-end text:name="_Hlk168736174"/></text:p>
      <text:p text:style-name="P72"><text:span text:style-name="T73"> </text:span></text:p>
      <text:p text:style-name="P74"><text:span text:style-name="T75">Fernando Rosa: </text:span></text:p>
      <text:p text:style-name="P76">Eu, eu…<text:s/><text:bookmark-start text:name="_Hlk168736211"/>Eu aqui acrescentaria várias coisas. O primeiro seria: Como fator negativo é efetivamente o facto do ponto de vista do<text:s/>Município, nós não podemos exercer legalmente um controlo sobre o número de veículos, nem o número de operadores que objetivamente a… a… operam na cidade e assim não é uma competência que esteja a ser decidido pelos municípios. Isso limita muito a capacidade de gestão da cidade e daí os problemas que vemos, como os dos operadores e do número de veículos que têm de ser resolvidos por acordo com os operadores. A dita “soft regulation”, não é uma abordagem possível, não era a abordagem desejada. Obviamente, nós preferíamos uma abordagem regulatória mais estável. Os próprios operadores também preferem uma abordagem regulatória mais estável: um número mais limitado de operadores, um conjunto de regras mais fixas. Mas, a… neste momento, e esse diria que é um dos fatores mais negativos para a nossa a… a…<text:s/><text:soft-page-break/>atuação sobre a componente da micromobilidade e da mobilidade partilhada na cidade é… é precisamente esse défice de instrumentos objetivos da Autoridade sobre o fenómeno da micromobilidade. A… e isso é a primeira questão, e isso gerou já externalidades claras, como um excesso de… de… de… de… de… de… de… de frotas, a… a… um estacionamento a… a… irregular que resulta também do excesso das frotas a… e, portanto, a… eu diria que esse é um fator a ter em conta. O segundo fator a ter em conta que… que… que… que resulta também deste défice de autoridades (inaudível): é o facto de nós querermos integrar a micromobilidade num modelo integrado de… multimodal não é, ou seja, perceber como é que esta… estes serviços de micromobilidade partilhada a… poderão integrar o sistema de mobilidade no seu todo, no sentido de criar complementaridades e criar eficiência no sistema. A… mas a partir do momento em que há uma determinante comercial, porque os operadores são privados, e nós não temos capacidade de lhes determinar aonde é que operam, ou aonde é que se localizam, onde é que fazem os deployments e a... as exposições, enquanto os veículos operam em... em cada sítio, objetivamente que o racional de um operador vai ser diferente do nosso<text:s/>racional de interesse público de... de integrar o sistema de micromobilidade. E nós vemos esse exemplo muito interessante, por exemplo, na componente das bicicletas partilhadas, porque nós como temos o sistema de bicicletas partilhadas, que é a GIRA, a nossa capacidade de gerir a GIRA, as estações, o número de bicicletas, os deployments, à medida dos interesses e da necessidade a... é muito diferente da capacidade que temos de influenciar sobre os operadores privados. Pronto, isso depois tem outras externalidades. Isso... podemos até falar sobre isso. A ideia que temos de um operador público e um operador privado gera alguns conflitos que poderão ser interessantes falar, mas eu diria que esta... estes 2 fatores são aspetos negativos. Os aspetos positivos, eu diria que a soft regulation permitiu uma coisa. Nós... nós nunca achamos espaço público, neste momento. Se os operadores, o que nós temos autoridade para... para... para definir é como é que o espaço público é utilizado, onde é que eles podem circular, onde é que eles podem estacionar. E isso é uma autoridade que efetivamente nos é distrita. E, qual é o custo da utilização desse espaço público. O custo não está definido neste momento, ou seja, houve uma espécie de... eu diria, uma moratória.<text:s/>Não foi propriamente uma moratória oficial, mas houve uma moratória, digamos, um... um adiamento do momento em que nós íamos regular a taxação de espaço público de utilização dos operadores. A... creio que há uma ilusão de que nós vamos poder regulamentar de forma mais efetiva a micromobilidade. Esse é um trabalho que eu diria que tinha... que tem que ser feito a nível nacional antes de chegar a Lisboa, e essa é a nossa a... Outros municípios... tem sido a nossa partilha de impressões que outros municípios como o Porto, Braga, que têm problemas e já começam a ser similares em termos de... de... de... de... de... de operação da mobilidade partilhada, que de facto também sentem os mesmos problemas que nós e defendem. Vamos aí falar com o Governo, com o IMT (Instituto da Mobilidade e dos Transportes) e pedir-lhes essa autoridade para podermos fazer essa gestão. Mas enquanto ela não existir, esta relação mais próxima com os operadores têm demostrado que efetivamente é possível encontrar ali uma... uma espécie de uma... de uma linha comum, de interesse comum entre aquilo que é a operação de... de... privada e aquilo que são, o que é o interesse público e nomeadamente... temos conseguido nas jornadas, no... em alguns eventos, em algumas circunstâncias de algum défice, porque houve uma<text:s/><text:soft-page-break/>greve, porque há uma discussão, há uma obra de metro a... falar com os operadores no sentido de “epah, precisamos de reforçar este serviço, esta ligação dentro da estação de de... de Campo Grande a... esta ligação”., porque já percebemos<text:s/>que objetivamente a mobilidade partilhada tem sido procurada extensivamente para compensar o défice que existe. Coisas de... de pormenor, tornam a partir do momento em que nós criámos uma plataforma de diálogo, a... e que esse diálogo é entendido como um diálogo de razoabilidade, não é, de parte a parte, a... porque no fundo não há nenhum documento formal que os obrigue a fazer, mas também não há nenhum documento formal, que nos<text:s/>obrigue<text:s/>a nós a... a... acolher..., portanto, a... e isso é um problema. O terceiro problema que eu diria, a..., que... aliás, este diálogo é uma virtude, um outro problema que eu... que eu identificaria, a... tem a ver com... A... a...<text:s/><text:bookmark-start text:name="_Hlk173935341"/>a maneira como os...<text:s/>os operadores se posicionam entre... entre si, ou seja, no fundo, muitas vezes nós somos colocados como os... os... os fiéis da balança da relação entre os operadores, e isto não é uma posição que nós como Município queiramos ocupar<text:bookmark-end text:name="_Hlk173935341"/>. A... a... e há uma dimensão muito clara de funcionamento e de operação que, apesar de ser pública, que é a fiscalização, não é, ou seja, que é feita pela PSP (Polícia de Segurança Pública=, e pela a..., pela EMEL, no caso de Lisboa, a... a fiscalização da regularidade do estacionamento e tudo... todas estas coisas, a... e ela não obedece ao memorando, ela obedece ao código da estrada, porque o memorando não é um instrumento legal, e eles só operam segundo pressupostos, preceitos legais e, portanto, isso gera aqui uma desconformidade que no fundo nos dificulta a relação com os operadores, porque nós próprios também não temos uma autoridade sobre a fiscalização e, portanto, de novo, é uma questão de instrumentos de gestão. Nós não temos um instrumento regulatório, e não temos um instrumento fiscalizador e, portanto, no fundo, temos o instrumento de diálogo e de... de proximidade. Temos um instrumento que, no fundo... de bom senso. Mas a... aqueles instrumentos mais pesados, não é, dos pub... da... da política pública, estamos um bocadinho vedados, e o... o... a relação que nós construímos com (inaudível), não é sempre baseada nesta ideia de que, eventualmente, como podemos deixar o espaço público, podemos... temos aqui uma bomba atómica e podemos despoletar a qualquer momento, quer dizer, bom, a partir de agora vocês pagam 100 euros por hora da ocupação do espaço público e, portanto, isso também eles não desejam. Nós também não desejamos. Portanto, como ninguém quer, há aqui uma espécie, como um bocadinho o... o.... a... a.... a geoestratégia nuclear, não é, a partir do momento em que toda a gente tem armas nucleares, ninguém ataca ninguém, e aqui é a mesma coisa. Eles têm autoridade. Nós também temos autoridade. Ninguém quer usar essa autoridade e eles não se querem impor ao Município. O Município também não se quer impor a eles. Estamos aqui a tentar encontrar um encontro, enquanto isto funcionar, não precisamos de levar a coisa a um nível de conflitualidade que é sempre indesejável e contraproducente. E é isso. </text:p>
      <text:p text:style-name="P77"><text:bookmark-end text:name="_Hlk168736211"/></text:p>
      <text:p text:style-name="P78"><text:span text:style-name="T79">Cristian Adorean: </text:span></text:p>
      <text:p text:style-name="P80">Muito bem. A... acho que... </text:p>
      <text:p text:style-name="P81"/>
      <text:p text:style-name="P82"><text:span text:style-name="T83">Inês Alves: </text:span></text:p>
      <text:soft-page-break/>
      <text:p text:style-name="P84">Não sei se isso vai muito ao encontro daquilo que o tinham informado sobre todo este panorama da cidade ou não (riso)</text:p>
      <text:p text:style-name="P85"/>
      <text:p text:style-name="P86"><text:span text:style-name="T87">Cristian Adorean: </text:span></text:p>
      <text:p text:style-name="P88">Sim, sim, sim, por acaso, sim. Corresponde, não sei 90 e tal por cento. </text:p>
      <text:p text:style-name="P89"/>
      <text:p text:style-name="P90"><text:span text:style-name="T91">Fernando Rosa: </text:span></text:p>
      <text:p text:style-name="P92">Ok (riso) </text:p>
      <text:p text:style-name="P93"/>
      <text:p text:style-name="P94"><text:span text:style-name="T95">Cristian Adorean: </text:span></text:p>
      <text:p text:style-name="P96">A... pronto. Acho que ainda temos<text:s/>aqui umas perguntas que não foram... </text:p>
      <text:p text:style-name="P97"/>
      <text:p text:style-name="P98"><text:span text:style-name="T99">Fernando Rosa: </text:span></text:p>
      <text:p text:style-name="P100">Sim, ainda há mais perguntas eu... eu estava aqui a olhar para a lista. Não sei se era a próxima que era, quais são as políticas públicas em vigor para impulsionar o crescimento e a expansão da mobilidade elétrica? Ora como....</text:p>
      <text:p text:style-name="P101"/>
      <text:p text:style-name="P102"><text:span text:style-name="T103">Cristian Adorean: </text:span></text:p>
      <text:p text:style-name="P104">Em vigor ou em elaboração. Se for o caso... em elaboração...</text:p>
      <text:p text:style-name="P105"/>
      <text:p text:style-name="P106"><text:span text:style-name="T107">Fernando Rosa: </text:span></text:p>
      <text:p text:style-name="P108">Pronto. Eu...<text:s/><text:bookmark-start text:name="_Hlk168736322"/>eu do ponto de vista do operador, já não posso impulsionar o crescimento que você... a... não... no fundo temos sempre de criar mais limites de... gerar... gerir o crescimento, e limitar o crescimento... porque o fizemos efetivamente. O memorando suscitou uma redução claramente da... da... das frotas, a... e uma regularização lá da... da... utilização do espaço público também. Isso, de alguma forma, condiciona o crescimento e, portanto, esse... esse é uma (inaudível) de má gestão do que de impulsionar o crescimento. Nós, neste momento o que nós sentimos é que Lisboa é uma cidade procurada pelos operadores. Posso-lhe dizer que, dos balanços que nós temos cá, somos frequentemente consultados por vários operadores a tentar perceber se... qual é a recetividade, que princípio tem (a cidade), se tem novos operadores a funcionar, seja de trotinetes, seja de bicicletas partilhadas. Apesar de... das bicicletas partilhadas, por várias razões, em particular porque temos a GIRA, não serem muito aliciantes porque não há capacidade de competir com um serviço que é objetivamente subsidiado. A... mas no caso dos operadores das trotinetes, a... efetivamente nós temos recebido e há sempre interesse. A cidade de Lisboa é uma cidade interessante porque é um mercado interessante, mas também porque é uma cidade interessante para os próprios operadores trabalharem e terem como a... cidade de referência, porque no fundo, muitas vezes, e nós dizemos isto, e eu digo isto com frequência que é, não são os... os... fornecedores, os operadores, que vêm privilegiar Lisboa com a sua presença, é Lisboa que vai privilegiar os operadores com a possibilidade de serem... fazerem atuação cá, porque Lisboa é que é a marca de referência a... a...<text:s/>e tem... Sim. Diz Inês.</text:p>
      <text:p text:style-name="P109"><text:bookmark-end text:name="_Hlk168736322"/></text:p>
      <text:p text:style-name="P110"><text:span text:style-name="T111">Inês Alves: </text:span></text:p>
      <text:soft-page-break/>
      <text:p text:style-name="P112">Gostava só de referenciar que os operadores ao longo dos anos, sempre nos passaram a... Pronto, isto mais em reuniões<text:s/>individuais, porque quando estamos em bolo, as questões comerciais são sempre muito restringidas entre eles.<text:s/><text:bookmark-start text:name="_Hlk168736458"/>A... mas que o número de viagens em Lisboa tem uma média muitíssimo elevada, mesmo a meio... de muitas outras capitais da Europa. Portanto, nós temos uma média de viagens muito significativa, e, portanto, o nosso mercado a... é atrativo para eles, portanto, eles apostaram em Lisboa como cidade inicial, fomos quase das primeiras da Europa, mas efetivamente o nosso mercado tem um número de viagens muito atrativo aos operadores. Eles próprios nos transmitem que a política educacional de todo o serviço de... a... isto começou, criaram-se muitas empresas, distinguiram-se muitas, uniram-se muitas, e... eles... o que nos transmitem a nós é que isto vai caminhar para haver 4-5-6 no máximo “masters mundiais” e o mercado vai-se restringir muito a estas. Depois, algumas startups ou coisas muito localizadas, em situações muito específicas, e é por isso que nós passamos de um boom brutal de operadores para um mercado mais estabilizado, há sempre novas empresas que querem tentar entrar e criar novas políticas e vão entrando... umas ficam, outras saem... faz parte deste mercado, mas temos neste momento 3-4 que são das grandes empresas internacionais e mundiais, não só em Lisboa, e são essas que asseguram quase o mercado, e isso tem uma grande vantagem para... para nós e para todas as cidades, porque eles conforme se vão consolidando, vão melhorando as valências das suas tratinetes, melhoria das capacidades das tratinetes, as capacidades que... serviço da trotinete, de... de verificação de estacionamento, de todos estes fatores tecnológicos que eles vão evoluindo, porque têm um mercado mesmo muito grande, e isso traz depois uma... mais... mais valias ao mercado e à compatibilidade entre eles. Depois, apesar de serem poucos, nós, numa fase inicial, achámos que podia ser mau porque havia pouca continuidade de preços... quando tínhamos mais, havia mais boom de preços, mas o que temos justificado é que não, que eles têm mantido esta política de tentar sempre conseguir mais mercado e mais mercado... E apesar dos preços para nós os portugueses não serem mega atrativos, eles criaram muitas valências ao longo dos anos, de passes e tudo mais para conseguirem manter os seus utilizadores. </text:p>
      <text:p text:style-name="P113"><text:bookmark-end text:name="_Hlk168736458"/></text:p>
      <text:p text:style-name="P114"><text:span text:style-name="T115">Fernando Rosa: </text:span></text:p>
      <text:p text:style-name="P116">Pronto, em termos de... só para complementar.<text:s/><text:bookmark-start text:name="_Hlk168736641"/>Os modelos da operação, tudo o que no... isso é outra vantagem também de comunicar com eles, sobretudo como disse a Inês, a... (inaudível). Ou seja, eles acabam por... por partilhar connosco algumas... vá... sabendo... não vou chamar segredos de negócio, mas algumas circunstâncias que... que... que... em que operam. Nós percebemos que os operadores têm motivações diferentes, nem todos eles têm a mobilidade partilhada como core business, e isso faz toda a diferença na capacidade de um operador gerir a sua operação. Por exemplo, a Uber está mais interessada em recolher assinantes da plataforma Uber, uma plataforma Uber, alguém que entre na plataforma Uber para ser cliente para todas as valências da plataforma Uber, onde quer que esteja no mundo e, portanto, um estrangeiro que chegue cá e se inscreva na Uber para ter acesso a uma trotinete, tem... pode da Uber, da Bolt, portanto o meu caso, a Bolt é um mau exemplo, mas tal falta de ter múltiplas plataformas, a Bolt é o melhor exemplo disso, acaba por recorrer à<text:s/>boca a partir daí em frente e, portanto, no fundo, eles usam<text:s/><text:soft-page-break/>muito este... esta facilidade de acesso a uma trotinete em Lisboa como uma porta de entrada para todo o universo dos serviços Bolt que eles passam a ter onde... e a pessoa até pode vir, sei lá, de... da Alemanha ou da Itália ou da China, onde for, desde que é bom que esteja a operar lá e tenha serviços naquele país, eles passaram a ter um cliente para a vida, e essa é que é a verdadeira mais-valia, porque é mais-valia difusa e, portanto, os operadores que se centram no seu core mais na mobilidade, sentem mais dificuldade em encontrar aqui um equilíbrio de... de rentabilidade. Isto é um pormenor, mas... mas acaba por ser significativo. Sobre os suportes de incrementar a oferta, como disse, menos é mais no caso das trotinetas. Não tem sido essa a nossa experiência, creio que andamos ali no... como temos agora os nossos, os nossos... (as nossas) quotas de 1.500, a... 1.700, eventualmente 2.000 se houver menos operadores, mas que não ultrapassem os 10.000 ativos dentro da cidade a... parece-nos um limite razoável porque percebemos que a partir daí, o espaço público em... face à concentração, sobretudo em determinadas zonas, porque essa é questão, esse é o problema que nós temos, é assegurar que eles têm uma distribuição distinta e que não seja uma distribuição hiperconcentrada nas zonas onde eles têm mais angariação do público turístico, e isso é uma coisa que nós não conseguimos contrariar objetivamente, e esse gera congestionamento e, portanto, com este<text:s/>padrão de utilização da cidade, distribuição na cidade, achamos que as 10.000 unidades serão, é mesmo até o limite daquilo que a cidade tem de capacidade de absorver de forma organizada. Independentemente de nós estarmos a desenvolver este trabalho de suporte à criação dos estacionamentos virtuais, digamos, à remodelação do estacionamento, que é sempre um problema maior do lado da... da cidade e dos cidadãos. Do lado da mobilidade partilhada ao nível da GIRA, aí sim, é que nós temos uma arrumação de ampliação da oferta da GIRA. O número de... estamos a... a... com um investimento até ao fim do mandato a chegar a quase 200 estações da GIRA. Assegurar que há um objetivo político de que a GIRA tem serviço, tem estações em todas as frentes da cidade, e que aumenta o dispositivo... A ideia será aumentar quase 1.500 bicicletas até ao fim do mandato, de bicicletas elétricas e, portanto, termos um volume maior de bicicletas a circular, propriamente tem a ver com o número de estações e servir mais parte do território. Portanto, há objetivamente do lado da GIRA, e vemos a diferença entre o que é um operador privado e um operador de controle público e controle do Município neste caso, não é só público... a... que é o facto de nós podermos promover a... a... o modo ciclável a partir do serviço partilhado da GIRA, a acessibilidade ao modo ciclável, a conveniência do modo ciclável, fazemos essa articulação também com a... a... o incremento da infraestrutura ciclável, fazemos essa montagem, esse crescimento, à medida que aquilo... que a capacidade de... que a cidade consegue objetivamente corresponder, a... e daquilo que são os interesses objetivamente de fazer chegar os modos suaves, a... os modos sustentáveis de mobilidade a... a todos os cidadãos e não só aos cidadãos que residem naquelas zonas, vá, mais centrais da cidade, onde o... obviamente, e por motivos de.. de início do serviço começou a... o serviço da GIRA. E, portanto, a... no caso da GIRA, objetivamente temos uma ambição. É um trabalho a ser desenvolvido pela EMEL, que propriamente é a gestora da GIRA, mas com... digamos, com chancela política do... do Gabinete do Vice-Presidente que gere a mobilidade da cidade, a... no sentido de que... transformar a GIRA na bicicleta dos cidadãos de Lisboa, na bicicleta de Lisboa. A... o... qual... o que é que isso quer, quer... o interesse em operadores... nós, por<text:s/><text:soft-page-break/>exemplo, tivemos a RideMovi que agora entrou nas trotinetes, é... a RideMovi é o maior operador europeu de bicicletas partilhadas, e eles não querem vir trazer bicicletas partilhadas, disseram-nos com todas as letras que não me vale a pena, vocês têm a GIRA e é subsidiada. Estão a se embarcar completamente na nossa rentabilidade, porque só... se... só por acaso é que alguém vai avançar para... um... um... sistema de um... (inaudível) da RideMovi a... se efetivamente tiver acesso ao sistema da GIRA, e, portanto, é... esse é, digamos, a... o lado de lá... a outra face da... da moeda de... de termos um sistema público de de... de bicicletas partilhadas. </text:p>
      <text:p text:style-name="P117"><text:bookmark-end text:name="_Hlk168736641"/></text:p>
      <text:p text:style-name="P118"><text:span text:style-name="T119">Cristian Adorean: </text:span></text:p>
      <text:p text:style-name="P120">Muito bem. </text:p>
      <text:p text:style-name="P121"/>
      <text:p text:style-name="P122"><text:span text:style-name="T123">Fernando Rosa: </text:span></text:p>
      <text:p text:style-name="P124">Portanto eu diria que é... essa resposta e, portanto, deixe-me ver aqui a próxima pergunta. </text:p>
      <text:p text:style-name="P125"/>
      <text:p text:style-name="P126"><text:span text:style-name="T127">Cristian Adorean: </text:span></text:p>
      <text:p text:style-name="P128">Eu acho que a próxima seria o número...</text:p>
      <text:p text:style-name="P129"/>
      <text:p text:style-name="P130"><text:span text:style-name="T131">Fernando Rosa: </text:span></text:p>
      <text:p text:style-name="P132">Como avalia o desenvolvimento atual da micromobilidade elétrica... Qual a contribuição relativa entre iniciativas públicas e privadas? Pronto, olhe, eu já me sobrepus à pergunta.<text:s/><text:bookmark-start text:name="_Hlk168736818"/>A... aqui a contribuição relativa a essa, dizemos que na... na parte das trotinetes só temos operadores privados e, portanto, não há uma sobreposição. No caso da... das bicicletas, há este... esta questão. É uma virtude porque temos o sistema público e podemos dar-lhe um desígnio de interesse público associado ao seu crescimento, à sua expansão ou à sua... à localização das estações, à forma como o serviço é gerido e mesmo à articulação com o cidadão, à facilidade de acesso para o cidadão de Lisboa, para...<text:s/>para... e pronto, tudo isso, são coisas que estão lá ao nosso alcance do ponto de vista de instrumentos de política... coisa que nós não podemos fazer com os privados, mas este é a outra face da moeda de que, a.. o peso dessa responsabilidade da... da... das bicicletas partilhadas, que eu, por exemplo, prefiro como modo (inaudível) as trotinetes. Acho que é um modo muito mais compatível com a cidade de Lisboa, e muito... e que tem menos externalidades negativas, nomeadamente ao nível da segurança e até do<text:s/>próprio estacionamento, a... mas pronto, isso é a minha opinião e obviamente que... se (es)tivessem aqui, os operadores diriam logo que têm 300 estudos que contradizem estes pressupostos... estes conceitos, a... mas aqui entre nós, acho efetivamente que... é um modo que teria até uma margem de expansão maior, mas que no fundo, como nós açambarcamos o... o... o mercado, digamos, criamos um dumping porque subsidiamos o acesso à GIRA, e esse subsídio de acesso tem incrementado, ou seja, antes era um custo reduzido, agora é quase o... custo (inaudível). É uma facilidade de acesso por causa do... da... da utilização do... do passe do cartão Navegante no acesso e, portanto, são tudo.... são coisas que facilitam o acesso de forma muito... muito... muito... a... muito ativa. Criámos condições de acessibilidade e de facilidade de acesso ao sistema da GIRA. Vamos avaliar o número de bicicletas e estações, e estamos... na prática estão já a ser criadas. A... e... e isso faz com que os acordos<text:s/><text:soft-page-break/>privados, saqueiem, não tenham interesse em participar, e... nós achamos sempre que a... a existência de vários operadores em simultâneo, no fundo, fomenta aquilo que a... que a... que ainda estava a falar, a inovação, alguma... algum interesse em criar pacotes e... de acessibilidade muito dirigidos e, portanto, a... e... e todo um conjunto de fenómenos em que a concorrência pode ser um benefício, no caso, ao preferirmos ter um operador do Município, não temos acesso a esse... a essa lógica do benefício da concorrência. E é... para que, ao nível desta pergunta. Desculpe lá, Cristian. Se tiver alguma dúvida ou alguma coisa que queira... esclarecer mais além disto...</text:p>
      <text:p text:style-name="P133"><text:bookmark-end text:name="_Hlk168736818"/></text:p>
      <text:p text:style-name="P134"><text:span text:style-name="T135">Cristian Adorean: </text:span></text:p>
      <text:p text:style-name="P136">Faltariam as últimas 2 perguntas, o número 6 e o número 7, mas antes disso, teria uma... uma pergunta extra, se me permitirem... Qual (é) a posição do... do Município de Lisboa em relação à utilização de bicicletas elétricas e trotinetes elétricas pessoais? Agora... até agora temos...</text:p>
      <text:p text:style-name="P137"/>
      <text:p text:style-name="P138"><text:span text:style-name="T139">Fernando Rosa: </text:span></text:p>
      <text:p text:style-name="P140">Pessoais?</text:p>
      <text:p text:style-name="P141"/>
      <text:p text:style-name="P142"><text:span text:style-name="T143">Cristian Adorean: </text:span></text:p>
      <text:p text:style-name="P144">Sim, pessoais. Isto... estou a perguntar isto porquê? Nós aplicámos um inquérito entre 2022 e 2023 e... conseguimos obter respostas de utilizadores de... de bicicletas elétricas e trotinetes elétricas pessoais, portanto existem. Não sei se são muitos ou não, se o número está a crescer...</text:p>
      <text:p text:style-name="P145"><text:span text:style-name="T146"> </text:span></text:p>
      <text:p text:style-name="P147"><text:span text:style-name="T148">Inês Alves: </text:span></text:p>
      <text:p text:style-name="P149"><text:bookmark-start text:name="_Hlk168736862"/>São muitos. Tenho a noção que no inquérito que nós fizemos no âmbito da auditoria à rede de ciclovia, o número de utilizadores de bicicletas convencionais e bicicletas elétricas é quase igual. A diferença entre utilizadores de bicicletas elétricas partilhadas e particulares e... é tipo 48 para 50, portanto, uma maioria dos utilizadores em Lisboa usam bicicletas elétricas. Trotinetes, nós não temos essa definição, mas ao longo das ruas nós vemos que os números de utilizadores de trotinetes particulares são muito elevados. Nós achamos que isto tem um bocadinho a ver com aquilo que é o histórico da GIRA. Portanto, quando a GIRA surge na cidade, as pessoas começaram a experimentar a GIRA. Começaram... muitas das pessoas, eu falo por mim... a primeira vez que andou (andaram) numa bicicleta elétrica foi numa... GIRA. E… os utilizadores percebendo que este serviço, tal como a… as trotinetes de mobilidade partilhada têm limitações - limitações pelo custo, limitações geográficas - têm limitação, depois de experimentarem e perceber que corresponde às suas necessidades, optam por adquirir o seu próprio veículo, porque tem, enfim, a… (riso) várias utilizações (inaudível) próprias. Portanto, eu experimento, eu percebo que isto é bom, isto é útil, e a seguir… a seguir o meu. E isto nós… verificou-se imenso nas bicicletas elétricas pelos… até pelo histórico que nós, quando fizemos o programa do apoio à aquisição de bicicletas elétricas, nós fizemos um inquérito às pessoas para saber se usavam diariamente as… os veículos que tinham adquirido com o apoio do Município, e… e havia uma percentagem muito significativa que usavam, portanto, há aqui (inaudível), e<text:s/><text:soft-page-break/>depois, porque o serviço é sempre limitado, porque emergiram… uma trotinete, ela tem que tar (estar) ali naquele sítio onde eu prefiro. E, às vezes não está, portanto, a facilidade, depois até, por exemplo, em termos de… as trotinetas que são veículos em regra muito mais pequenos, a.. que me pode fazer com… que pode fazer com que eu mude para o transporte público, é uma valia<text:s/>que o utilizador experimenta e a seguir adquire a sua. Portanto, nós… eu continuo a achar que estes serviços muitas vezes são muito úteis, mas também servem para as pessoas experimentarem e perceberem que isto, afinal, dá resposta às suas necessidades, sejam eles … a rede GIRA, que foi uma grande impulsionadora da bicicleta na cidade, quer agora também as trotinetes partilhadas para a aquisição das suas próprias trotinetes particulares. </text:p>
      <text:p text:style-name="P150"><text:bookmark-end text:name="_Hlk168736862"/></text:p>
      <text:p text:style-name="P151"><text:span text:style-name="T152">Fernando Rosa: </text:span></text:p>
      <text:p text:style-name="P153"><text:bookmark-start text:name="_Hlk168736903"/><text:span text:style-name="T154">Agora, respondendo à pergunta sobre a posição do Município de Lisboa, desde que seja<text:s/></text:span><text:span text:style-name="T155">uma utilização regular, ou seja, nós sabemos que… há aqui uma questão que é o estatuto de uma bicicleta e de uma trotinete é idêntico, eles são velocípedes e, portanto, e por isso é que para nós a… a… é tão importante explicar e deixar claro a quem utiliza que as regras que se aplicam às bicicletas, são as mesmas que se aplicam ao… ao… às trotinetes, que não é a mesma coisa que os motociclos, portanto às vezes, esta confusão gerada porque se pensa que são categorias segregadas de acordo com o código da estr</text:span><text:span text:style-name="T156">ada e não são. E portanto, a nossa leitura diz que, desde que cumpram o código da estrada, estão legitimados para circular na cidade. (inaudível), nós não temos a opinião sobre, ou seja, temos opinião do ponto de vista da… da política sobre a… quem usa automóveis no sentido… temos um problema de gestão de estacionamento e por aí adiante e não sei quê. Aqui também é a mesma coisa. Temos o problema da gestão de estacionamento, assegurar que eles cumprem as regras e assegurar que a articulação, o convívio entr</text:span><text:span text:style-name="T157">e modos, sobretudo com o modo pedonal, é…</text:span><text:span text:style-name="T158"><text:s/>assegurado e é…</text:span><text:span text:style-name="T159"><text:s/>garantido. E isso são as nossas preocupações, mas nós não temos uma posição favorável ou desfavorável. Não posso dizer “a não, eu sou contra a… os utilizadores de trotinetes privadas” e essa não é uma posição que cabe ao Município ter. Eu posso ter uma posição pessoal, não é, de concordar ou discordar e saber que há fenómenos ou epifenómenos, positivos ou negativos, e externalidades e por aí adiante... Posso geri-las no âmbito daquilo que são as nossas competências e… fica aí… daí posições pessoais não...<text:s/></text:span><text:span text:style-name="T160">não... não as transmito, nem acho que faça sentido, no sentido de que.... agora se... se.... se me se me perguntar a título pessoal, se... se eu acho que a trotinete como um meio de locomoção, sobretudo de longa distância, é razoável em termos de (inaudível), que é geralmente o que suscita as pessoas comprar uma trotinete para fazer grandes deslocações, se isso é uma solução que eu concordo, que eu acho que é razoável, se calhar <text:s/>em algumas situações, talvez seja, mas é... em muitas diria que não, porque pr</text:span><text:span text:style-name="T161">eferia que comprassem uma bicicleta elétrica ou que andassem de transportes públicos. A... porque tem essas estatísticas que houve, os hospitais a falarem sobre um conjunto de acidentes... conheço algumas coisas que, se calhar a maior parte das pessoas não sabe, e.... e portanto, tenho algumas reservas, mas as minhas reservas, mas... as minhas reservas não são chamadas a uma posição do Município de Lisboa, não é? E isso... as nossas posições estão a ser técnicas e têm que ser estritamente fundamentadas, sob</text:span><text:span text:style-name="T162">retudo se... se estamos a falar de... da... da... das<text:s/></text:span><text:soft-page-break/><text:span text:style-name="T163">questões de liberdade individual, não é, das opções na... da opção livre de cada um dos cidadãos que utiliza a cidade tomar, não é? E, portanto, ficaria por aqui nessa resposta a... Portanto, que cenários prevê de desenvolvimento de curto, médio e longo prazo? Continuo a segregar o curto, médio e longo prazo. A curto prazo prevemos a... a continuidade da gestão. Não queremos que haja... portanto temos algumas consultas a... muito mais operadores interess</text:span><text:span text:style-name="T164">ados em entrar na cidade de Lisboa, é possível que haja mais um operador a entrar de trotinetes... A... já nos... consultaram... até agora ainda não tiveram... teve desfecho essa... essa consulta por (inaudível) por algum tempo. Também percebemos por algumas consultas preliminares que já tivemos que há muitos operadores que... apesar de interessados em entrar, a... não o vão fazer enquanto nós não conversarmos. Ou seja, enquanto não houver um ambiente regulatório mais estabilizado, e muitos deles consideram</text:span><text:span text:style-name="T165"><text:s/>isso crítico para avançarem para qualquer contexto (inaudível). A... estão mais interessados em co... em fazer um concurso e depois ficarem com um... um dos 2 ou 3 operadores do que a... entrar aqui de (inaudível) um bocadinho o ambiente que eles entendem como um ambiente um bocadinho desregulado e, portanto, é uma selva e portanto, cheio de problemas que não estão interessados em gerir e, portanto, esse é o caminho também. A... sobre... sobre esta possibilidade de conversamento... eu diria que um... um gr</text:span><text:span text:style-name="T166">ande desafio que se coloca é com o conversamento que se põe uma matriz legal superior que nós não temos e, portanto, eu diria que, apesar de interessante e... (inaudível), que nós<text:s/></text:span><text:span text:style-name="T167">gostávamos<text:s/></text:span><text:span text:style-name="T168">de poder promover<text:s/></text:span><text:bookmark-start text:name="_Hlk173944830"/><text:span text:style-name="T169">essa... essa cristalização final do... do... do ecossistema dos operadores privados a partir de um concurso, não só definindo critérios de operação como atualizações por OTA e por aí em diante</text:span><text:bookmark-end text:name="_Hlk173944830"/><text:span text:style-name="T170"><text:s/>a... e até alguma flexibilidade no ... digamos na... na... na... na... na... gestão das frotas para servir propósitos de interesse público... Isso pode ser tudo regulado de forma mais concreta. Isso é uma das... das coisas que nos interessa a... e... e apesar de termos todo esse interesse de fazer es</text:span><text:span text:style-name="T171">se trabalho de... de... de criar os critérios, por exemplo, de sustentabilidade, critérios de ter a nível de como é que gerem as baterias, de onde é que vem a energia que... a... que... que trabalham. Tudo isso para nós são coisas que nós gostaríamos de poder promover um... Que gostaríamos de ter oportunidade para concurso para poder implementar dessa forma, mas neste momento a... essa é uma decisão que, do ponto de vista jurídico, a... não... não... não... não temos instrumentos para... para tomar. E, port</text:span><text:span text:style-name="T172">anto, tem... tem sido um bocadinho equacionada, mas à distância, do tipo quando tivermos esse será o caminho a seguir. Portanto, é um cenário efetivamente, mas não diria que era um cenário muito no imediato, simplesmente porque... nós podemos fazer todo esse trabalho e conseguir deixar um concurso pronto a lançar... A questão é... é sabermos que não acontece como no Porto em que eles optaram por se lamentar, restringindo, fazendo e depois têm um operador a... a... pô-los em tribunal e, portanto, esse... ess</text:span><text:span text:style-name="T173">e... risco de.. de ver o contencioso, e os operadores a... não têm problemas nenhuns em fazer isto, independentemente das relações próximas que temos com eles. Eles têm os seus próprios interesses e usam os seus instrumentos que estão ao alcance deles para fazer valer os seus interesses. E isso, eu entendo isso também como legítimo, não é? Porque se de facto legalmente não temos mesmo que achar que esse (inaudível) se vá associar se legalmente nós não temos autoridade, eles têm a possibilidade de usar esse<text:s/></text:span><text:span text:style-name="T174">instrumento legal como justificação para... para isso. E, portanto, eu diria que é interessante, como eu já falei um bocadinho no<text:s/></text:span><text:soft-page-break/><text:span text:style-name="T175">futuro da GIRA, que a ideia é transformar-se na bicicleta da cidade, criar uma taxa de cobertura superior, uma ideia ao fim do mandato é 200 estações, mas a ideia é chegar quase às 300 estações já no próximo mandato... a... e aumentar, obviamente, em... em proporção correspondente o número de bicicletas.... a... e isso permitirá quase que transformar a GIRA num único operador que</text:span><text:span text:style-name="T176"><text:s/>efetivamente responda à mobilidade partilhada da cidade. Esse é o cenário do lado das bicicletas elétricas partilhadas. Será sempre em breve reforçada a GIRA. O modelo de gestão da GIRA e tudo o resto acho que isso são questões que não... não interessa a... e pode ser revisto, pode ser aumentado, pode ser alterado, pode ser trabalhado de outras formas, mas neste momento é... a aposta é manter-se como está, mas crescer a frota simplesmente. No caso dos... das trotinetas o puxar não é esse. Gostávamos de...<text:s/></text:span><text:span text:style-name="T177">de delimitar, gostávamos criar critérios de... de mais campos do nosso interesse municipal para... para a operação dos operadores privados mas... mas só o podemos fazer se conversarmos, regularmos e conversamos, e neste momento não temos os instrumentos legais para o fazer e, portanto, preferimos agora... poderá haver algum desenvolvimento nesse sentido, que obviamente alterou o Governo. Podem haver interesses nesse sentido, não recebemos ainda indicação nenhuma. Estamos com alguma expectativa e já sinaliza</text:span><text:span text:style-name="T178">mos junto do IMT e já.... sabemos que outros municípios também já o fizeram no sentido deles acomodar essa nossa vontade de termos essa autoridade legal. Eles já mostraram alguma sensibilidade para isso, mas ainda não fizeram nada. E, portanto, enquanto isso não acontecer, estamos um bocadinho presos não é, de mãos atadas, relativamente a... temos uma intenção, mas uma intenção é uma coisa, um instrumento para levar a... a... a bom porto é... é outra. E nesse momento, neste momento ainda não temos. Portanto</text:span><text:span text:style-name="T179">, temos que esperar para o ter. Se se desbloquear, o cenário será esse. Será reduzir o número de operadores da cidade. Há um limite de 3 a... operadores, eu diria que 3. Eu digo isto em abstrato, não é? 3-4... depende também do número, da tipologia de operadores e daquilo que queremos atingir, provavelmente operar em regime livre no território de... pela cidade. Portanto, não será a ideia de conversar o território, será de lhes conversar a possibilidade de operarem na cidade com um volume, mas obviamente, d</text:span><text:span text:style-name="T180">epois ficaram sujeitos a regras diferentes em termos de serviço, reposição, onde é que podemos... alguns territórios que estão vazios de serviço que nós vamos querer assegurar que o tem. Sobre o regime de crescim... de desenvolvimento, ou se nós tivermos em... em freefloat, e obviamente com... obviamente do... desta articulação com eles e a criação de estacionamentos... a... irá entrar em monitory parking. Isso é uma coisa que o acordo já prevê e que obviamente se concursássemos, isso seria quase um... seri</text:span><text:span text:style-name="T181">a objetivamente oficial. E, portanto, esse é um cenário que... que já está em processo de desenvolvimento. A... sobre o.... as docas, já fomos... a... já fomos... como é que</text:span><text:span text:style-name="T182"><text:s/></text:span><text:span text:style-name="T183">eu posso te dizer... interpelados por alguns operadores de trotinetes,<text:s/></text:span><text:span text:style-name="T184">obviamente bicicletas também, mas... mas fundamentalmente trotinetas para propriamente a operação de substituição de baterias, de reposição de frotas e tal. É... é complexa e é... tem... tem custos para eles e, portanto, já nos colocaram a dizer “aí mas não gostavas de criar aqui uns sistemas que atiram sistemas abertos e toda a gente podia carregar lá e blá blá blá”. Mas não, sempre que nós temos que criar uma estrutura de docas, isso é um problema para a cidade, ou seja, é importante perceber quem é... um</text:span><text:span text:style-name="T185">a das virtudes deste... destas opiniões feitas desta maneira com, digamos com a... a gestão da... frota das baterias, sem docas,<text:s/></text:span><text:soft-page-break/><text:span text:style-name="T186">em regime de docas, é... é para nós uma vantagem, porque as docas ocupam espaço público, obrigam a ligação à rede. São todo um processo hipermoroso de... definido por coligações adequadas, têm que ser... poderão ser cedo do ponto de vista também da segurança do ponto de vista da... da... racionalização da utilização do espaço público e... e eu digo isto muitas vezes, repito-me de<text:s/></text:span><text:span text:style-name="T187">facto, mas é verdade, é que nós... na mudar da cidade... o trabalho mais importante ou mais difícil que nós temos que fazer é gerir a escassez de espaço público face ao volume de procura que... que lhe é distrito, portanto ter... ter mais uma rede de docas... de coisa... é... é... é... um problema acrescido que nós não queremos e portanto, o caminho não será seguramente esse. O caminho será sempre tendencialmente inverter a lógica de... de docas, para a lógica do... no caso da GIRA não foi essa a opção a...</text:span><text:span text:style-name="T188"><text:s/>e... e não será. Pelo menos nunca foi equacionada dessa forma. No caso dos... das trotinetas, não será diria eu não... não... não tomar essa opção no futuro. Portanto, eu diria que em termos de cenarização a... essas são as... as principais questões. A... ok. A... como é que... finalmente, é a última pergunta não era uma (inaudível) estimação da cidade? </text:span></text:p>
      <text:p text:style-name="P189"/>
      <text:p text:style-name="P190"><text:bookmark-end text:name="_Hlk168736903"/><text:span text:style-name="T191">Cristian Adorean: </text:span></text:p>
      <text:p text:style-name="P192">É a última pergunta, sendo que... que esta última pergunta é uma pergunta mais genérica. </text:p>
      <text:p text:style-name="P193"/>
      <text:p text:style-name="P194"><text:span text:style-name="T195">Fernando Rosa: </text:span></text:p>
      <text:p text:style-name="P196">Sim, já percebi, não é? É um bocadinho grande a pergunta. Grande no sentido de ampla em... em... em termos de questões. Como avalia a transformação da cidade da mobilidade baseada em combustíveis fósseis para a micromobilidade elétrica nas viagens de curta distância? Portanto, eu diria que estamos a... falar à floresta da árvore. É um bocadinho difícil. A... como é que eu avalio? Eu diria como é que eu a...<text:s/><text:bookmark-start text:name="_Hlk168736993"/>há... há... aí um processo de eletrificação da mobilidade. Isso é um processo global. Eu diria que a transição para o elétrico não vai ser tão acelerada e diria também tão a... como é que eu posso dizer, tão total, tão integral como... como se pensou há algum tempo e ainda não estávamos a falar de... da condução autónoma e sobre drives, não é? Da inovação e d...essas coisas e... A mobilidade elétrica também teve um lado que agora esmorceu um bocadinho, porque se percebeu que a... a... pronto, há prós e contras. Isso é obviamente. Eu, no caso, acho que a mobilidade... a micromobilidade elétrica é... é... é um oposta ganha. Não me parece que esteja... é uma, digamos, já... já estabilizou do ponto de vista tecnológico e eu acho que é, de facto uma oferta, uma oferta, uma mais valia. Não, não sou nada defensor de opções como Paris, apesar de terem sido opções populares, não é, por serem sancionadas popularmente, mas não sou nada defensor que devemos erradicar as trotinetas da cidade e radicá-las, porque de facto<text:s/>têm ali uma resposta muito interessante em termos de precisamente primeira milha-última milha, a articulação intermodal, há pequenos pontos onde há pequenos... há... das cadeias de mobilidade de... que... o planeamento de viagens dos cidadãos pode integrar a... eu vejo a micromobilidade a ter um papel efetivamente ativo, daí a gente querer objetivam... Aliás, quando nós falamos de um interesse público, é mesmo. É... assegurar que a mobilidade não é entendida como um... um... um exercício de Jordan Lydia para turistas, não é? Que é um bocadinho a ideia que nós temos a... e... que obviamente os operadores dizem que isso é mentira, que não é nada assim. Nós sabemos<text:s/><text:soft-page-break/>que também não é só assim que efetivamente serve muita mobilidade funcional que a gente chama... dizemos de mobilidade diária funcional, não é? A ideia de que das deslocações casa-trabalho, casa-escola, poderem ter na... em alguma componente ou na totalidade, mas em alguma componente, pelo menos a... a... a... a... a micromobilidade elétrica, e vemos<text:s/>isso bem porque no fundo nesses troços ou na integralidade, o facto de ser elétrica permite-nos reduzir as emissões locais. E, portanto, isso também é um objetivo e, eu acho que a micromobilidade elétrica veio trazer um bocadinho esse... esse... esse... esse contexto à cidade a... a... que não existia. Porque obviamente, a adoção de veículos elétricos é mais complexa, e do ponto de vista da cidade é mais exigente. Portanto, a falta de veículos... de veículos automóveis. A... é... é mais exigente do ponto de<text:s/>vista que nós criamos a infraestrutura de carregamento, que é outro dos desafios que nós temos aqui na cidade e que é um problema, por exemplo, no caso da micromobilidade não se coloca à cidade, não é? Coloca-se aos operadores e, portanto, temos que analisar esse problema. Já agora, devia... queria dizer, nós não estamos a falar da componente do... do... da... do... dos veículos automóveis partilhados de... das... porque nós não temos operadores de veículos automóveis partilhados. Não sei se tinham interesse nisso. Já fomos questionados. Não estamos sujeitos àquilo que os operadores queiram... que estão a fazer. Já houve operadores que saíram. A... agora... o ano passado tivemos uma reunião com uma empresa que mostrou interesse a... e nós logo partilhamos a informação que havia disponível. A...</text:p>
      <text:p text:style-name="P197"><text:bookmark-end text:name="_Hlk168736993"/></text:p>
      <text:p text:style-name="P198"><text:span text:style-name="T199">Inês Alves: </text:span></text:p>
      <text:p text:style-name="P200">Neste momento temos é motosharing. </text:p>
      <text:p text:style-name="P201"/>
      <text:p text:style-name="P202"><text:span text:style-name="T203">Fernando Rosa: </text:span></text:p>
      <text:p text:style-name="P204">A, sim. temos. </text:p>
      <text:p text:style-name="P205"/>
      <text:p text:style-name="P206"><text:bookmark-start text:name="_Hlk168737032"/><text:span text:style-name="T207">Inês Alves: </text:span></text:p>
      <text:p text:style-name="P208">Temos operadores de motosharing, neste momento. Portanto, tivemos mais. Mas ainda temos... sim. Temos 2.<text:s/></text:p>
      <text:p text:style-name="P209"><text:bookmark-end text:name="_Hlk168737032"/></text:p>
      <text:p text:style-name="P210"><text:span text:style-name="T211">Fernando Rosa: </text:span></text:p>
      <text:p text:style-name="P212">Sim, eu estava a falar dos automóveis. De... veículos.</text:p>
      <text:p text:style-name="P213"/>
      <text:p text:style-name="P214"><text:bookmark-start text:name="_Hlk168737092"/><text:span text:style-name="T215">Inês Alves: </text:span></text:p>
      <text:p text:style-name="P216">Sim, automóveis também já tivemos. </text:p>
      <text:p text:style-name="P217"/>
      <text:p text:style-name="P218"><text:span text:style-name="T219">Fernando Rosa: </text:span></text:p>
      <text:p text:style-name="P220">Já tivemos, agora não temos. Agora encontrei aqui... motas também temos, é verdade. E não queria esquecer disso. Também é mobilidade partilhada, também é elétrica. E, portanto, acaba por ser não... não queremos só restringir às bicicletas e às trotinetes, valorizamos as... as (os) motociclos e os automóveis. No caso dos automóveis, até preferíamos ter... gostaríamos de ter operadores, mas no fundo nós não temos instrumentos... Ou criamos nós o sistema e obviamente não é o papel do Município estar a<text:s/><text:soft-page-break/>agir assim, diria eu, o inciso voluntarista como o herói de sucesso, mas... têm uma taxa de esforço significativa. Achamos sempre que a componente da oferta privada, tem mais estabilidade, tem mais capacidade, mais flexibilidade e, portanto, nós... o nosso papel de regulação é mais importante no nosso papel de oferta do serviço. A... mas olhando para este papel da... da notificação da mobilidade destes serviços de mobilidade partilhada. E eles têm, de facto, papéis, o que eu acho é que nós ainda não descobrimos ou ainda não conseguimos entre... a visão.... vá, idílica, que é criada pelos operadores de que a mobilidade partilhada é a grande solução de complementaridade multimodal e tal. Isso é o que nos vendem os operadores. E n... a nossa percepção de que isso não é bem assim... Há de haver.... iá seguramente e temos essa experiência de que objetivamente, até no dia a dia, numa lógica de mobilização no dia a dia, há uma lógica regular de (inaudível) a mobilidade de a... aos serviços de mobilidade partilhada para complemento de viagens, ou para troços intermédios na... nos seus percursos. A... mas também sentimos que há muito... de... serviço turístico, utilização de impulso, a... utilização lúdica... portanto, há... há... e essa fronteira para nós ainda não é clara. A... e até é uma coisa que... que... que temos a intenção de, digamos, aprofundar de alguma forma com... com... com.... com os operadores, mas também por análise nossa desses padrões de utilização das trotinetes. A... e, portanto, (inaudível) análise de que vemos com interesse... Vemos com interesse, achamos que é uma componente importante. Achamos que não é a única, não é a... a... , digamos, também não é a solução ou nenhuma panaceia, mas de facto a... vemos com muito bons olhos a... os modos partilhados, estas várias tecnologias, motociclos, automóveis, trotinetes e bicicletas como... como complemento interessante para este ecossistema ou para este modelo de... multimodal de utilização, e obviamente o modelo partilhado porque... Uma coisa é ser elétrico e obviamente, em termos de... de emissões, poluição... em termos de emissões de GEE locais, e essa é uma preocupação que nós temos. Temos os objetivos 2030 e isso permite-nos mais facilmente atingir esses objetivos. Mas outra coisa é a ideia de que os serviços partilhados poderão... isso, por exemplo, também se aplica à questão da... da... da condução autónoma, o serviço partilhado será, por assim dizer, a resposta dominante a... o... a partilha permite o quê? A não propriedade do veículo. E a não propriedade de um veículo permite, obviamente, uma muito maior eficiência por causa da rotatividade e da utilização daquele veículo, ou seja, permite ter muito menos veículos em funcionamento. Eles chegam a ser efetivamente utilizados a... até (inaudível) e já estão. E essa lógica de eficiência para nós também é interessante. Ou seja, a ideia de... do share... do... da partilha em termos de... vá, de.... mais amplos de economia circular, de um paradigma de economia circular para nós é desejável e durante... como Município que, pronto, queria investir um bocadinho nessa ideia de sustentabilidade e circularidade, nós vemos toda a lógica de economia de partilha, como um... uma lógica solta e, portanto obviamente que tem... como todas as coisas a... pontos fortes e pontos fracos e aspetos positivos e aspetos negativos, mas... mas... no... queremos que os aspetos positivos ultrapassem, e a nossa experiência é essa. A... um dos negativos e que tem havido recetividade, razoabilidade, e bom senso para abordar os aspetos<text:s/>negativos no sentido de os mitigar, mesmo que não possamos erradicar todos, e (inaudível) todos, pelo menos mitigá-los e, portanto, essa é a nossa leitura. </text:p>
      <text:p text:style-name="P221"><text:bookmark-end text:name="_Hlk168737092"/></text:p>
      <text:soft-page-break/>
      <text:p text:style-name="P222">Cristian Adorean:</text:p>
      <text:p text:style-name="P223"><text:span text:style-name="T224">Muito bem.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ristian  Adorean</meta:initial-creator>
    <dc:creator>Cristian Adorean</dc:creator>
    <meta:creation-date>2024-05-22T07:12:00Z</meta:creation-date>
    <dc:date>2024-08-07T18:45:00Z</dc:date>
    <meta:template xlink:href="Normal" xlink:type="simple"/>
    <meta:editing-cycles>30</meta:editing-cycles>
    <meta:editing-duration>PT81480S</meta:editing-duration>
    <meta:document-statistic meta:page-count="17" meta:paragraph-count="104" meta:word-count="8215" meta:character-count="52475" meta:row-count="369" meta:non-whitespace-character-count="44364"/>
  </office:meta>
</office:document-meta>
</file>